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Replacements/Object 100" manifest:media-type="application/x-openoffice-gdimetafile;windows_formatname=&quot;GDIMetaFile&quot;"/>
  <manifest:file-entry manifest:full-path="ObjectReplacements/Object 1" manifest:media-type=""/>
  <manifest:file-entry manifest:full-path="ObjectReplacements/Object 10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"/>
  <manifest:file-entry manifest:full-path="ObjectReplacements/Object 4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content.xml" manifest:media-type="text/xml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Πίνακας1" style:family="table">
      <style:table-properties style:width="8.987cm" fo:margin-left="3.907cm" table:align="left"/>
    </style:style>
    <style:style style:name="Πίνακας1.A" style:family="table-column">
      <style:table-column-properties style:column-width="4.598cm"/>
    </style:style>
    <style:style style:name="Πίνακας1.B" style:family="table-column">
      <style:table-column-properties style:column-width="4.389cm"/>
    </style:style>
    <style:style style:name="Πίνακας1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Πίνακας1.B1" style:family="table-cell">
      <style:table-cell-properties style:vertical-align="middle" fo:padding="0.049cm" fo:border="0.05pt solid #000000" style:writing-mode="page"/>
    </style:style>
    <style:style style:name="Πίνακας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Πίνακας1.B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Πίνακας2" style:family="table">
      <style:table-properties style:width="17cm" table:align="margins"/>
    </style:style>
    <style:style style:name="Πίνακας2.A" style:family="table-column">
      <style:table-column-properties style:column-width="3.401cm" style:rel-column-width="13107*"/>
    </style:style>
    <style:style style:name="Πίνακας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Πίνακας2.E1" style:family="table-cell">
      <style:table-cell-properties style:vertical-align="middle" fo:padding="0.097cm" fo:border="0.5pt solid #000000"/>
    </style:style>
    <style:style style:name="Πίνακας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Πίνακας2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fo:font-weight="bold" officeooo:rsid="000aa0f0" officeooo:paragraph-rsid="000aa0f0" style:font-weight-asian="bold" style:font-weight-complex="bold"/>
    </style:style>
    <style:style style:name="P2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weight="normal" officeooo:rsid="000aa0f0" officeooo:paragraph-rsid="000aa0f0" style:font-weight-asian="normal" style:font-weight-complex="normal"/>
    </style:style>
    <style:style style:name="P3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fo:font-size="14pt" fo:font-weight="bold" officeooo:rsid="000aa0f0" officeooo:paragraph-rsid="000aa0f0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-0.499cm" fo:margin-right="-1cm" fo:line-height="150%" fo:text-align="justify" style:justify-single-word="false" fo:text-indent="0cm" style:auto-text-indent="false" fo:background-color="transparent"/>
      <style:text-properties fo:language="en" fo:country="US" fo:font-weight="normal" officeooo:rsid="000c5bb2" officeooo:paragraph-rsid="000c5bb2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-0.499cm" fo:margin-right="-1cm" fo:line-height="150%" fo:text-align="justify" style:justify-single-word="false" fo:text-indent="0cm" style:auto-text-indent="false" fo:background-color="transparent"/>
      <style:text-properties fo:language="en" fo:country="US" fo:font-weight="normal" officeooo:rsid="000f1f4d" officeooo:paragraph-rsid="000f1f4d" style:font-weight-asian="normal" style:font-weight-complex="normal"/>
    </style:style>
    <style:style style:name="P6" style:family="paragraph" style:parent-style-name="Standard" style:master-page-name="">
      <loext:graphic-properties draw:fill="none"/>
      <style:paragraph-properties fo:margin-left="-0.499cm" fo:margin-right="-1cm" fo:line-height="150%" fo:text-align="justify" style:justify-single-word="false" fo:text-indent="0cm" style:auto-text-indent="false" style:page-number="auto" fo:background-color="transparent"/>
      <style:text-properties fo:language="en" fo:country="US" fo:font-weight="normal" officeooo:rsid="000aa0f0" officeooo:paragraph-rsid="000aa0f0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-0.499cm" fo:margin-right="-1cm" fo:line-height="150%" fo:text-align="justify" style:justify-single-word="false" fo:text-indent="0cm" style:auto-text-indent="false" fo:background-color="transparent"/>
      <style:text-properties fo:language="en" fo:country="US" fo:font-weight="normal" officeooo:rsid="000aa0f0" officeooo:paragraph-rsid="000aa0f0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-0.499cm" fo:margin-right="-1cm" fo:line-height="150%" fo:text-align="justify" style:justify-single-word="false" fo:text-indent="0cm" style:auto-text-indent="false" fo:background-color="transparent"/>
      <style:text-properties fo:language="en" fo:country="US" fo:font-weight="normal" officeooo:rsid="0011e644" officeooo:paragraph-rsid="0011e644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-0.499cm" fo:margin-right="-1cm" fo:line-height="150%" fo:text-align="justify" style:justify-single-word="false" fo:text-indent="0cm" style:auto-text-indent="false" fo:background-color="transparent"/>
      <style:text-properties fo:language="en" fo:country="US" fo:font-weight="normal" officeooo:rsid="00140d8e" officeooo:paragraph-rsid="00140d8e" style:font-weight-asian="normal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-0.499cm" fo:margin-right="-1cm" fo:line-height="150%" fo:text-align="justify" style:justify-single-word="false" fo:text-indent="0cm" style:auto-text-indent="false" style:page-number="auto" fo:background-color="transparent"/>
      <style:text-properties fo:language="en" fo:country="US" fo:font-weight="normal" officeooo:rsid="00140d8e" officeooo:paragraph-rsid="00140d8e" style:font-weight-asian="normal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-1cm" fo:margin-right="-1cm" fo:line-height="150%" fo:text-align="justify" style:justify-single-word="false" fo:text-indent="0cm" style:auto-text-indent="false" style:page-number="auto" fo:background-color="transparent"/>
      <style:text-properties fo:language="en" fo:country="US" fo:font-weight="normal" officeooo:rsid="00140d8e" officeooo:paragraph-rsid="00140d8e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-0.499cm" fo:margin-right="-1cm" fo:line-height="150%" fo:text-align="justify" style:justify-single-word="false" fo:text-indent="0cm" style:auto-text-indent="false" fo:background-color="transparent"/>
      <style:text-properties fo:language="en" fo:country="US" fo:font-weight="normal" officeooo:rsid="00164ac4" officeooo:paragraph-rsid="0018daaf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-0.499cm" fo:margin-right="-1cm" fo:line-height="150%" fo:text-align="justify" style:justify-single-word="false" fo:text-indent="0cm" style:auto-text-indent="false" fo:background-color="transparent"/>
      <style:text-properties fo:language="en" fo:country="US" fo:font-weight="normal" officeooo:rsid="0019c31e" officeooo:paragraph-rsid="0019c31e" style:font-weight-asian="normal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-1cm" fo:margin-right="-1cm" fo:line-height="150%" fo:text-align="justify" style:justify-single-word="false" fo:text-indent="0cm" style:auto-text-indent="false" style:page-number="auto" fo:background-color="transparent"/>
      <style:text-properties fo:language="en" fo:country="US" fo:font-weight="normal" officeooo:rsid="0019c31e" officeooo:paragraph-rsid="0019c31e" style:font-weight-asian="normal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-0.499cm" fo:margin-right="-1cm" fo:line-height="150%" fo:text-align="justify" style:justify-single-word="false" fo:text-indent="0cm" style:auto-text-indent="false" style:page-number="auto" fo:background-color="transparent"/>
      <style:text-properties fo:language="en" fo:country="US" fo:font-weight="normal" officeooo:rsid="001aef06" officeooo:paragraph-rsid="001aef06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-0.499cm" fo:margin-right="-1cm" fo:line-height="150%" fo:text-align="justify" style:justify-single-word="false" fo:text-indent="0cm" style:auto-text-indent="false" fo:background-color="transparent"/>
      <style:text-properties fo:language="en" fo:country="US" fo:font-weight="normal" officeooo:rsid="001aef06" officeooo:paragraph-rsid="001aef06" style:font-weight-asian="normal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-0.499cm" fo:margin-right="-1cm" fo:line-height="150%" fo:text-align="justify" style:justify-single-word="false" fo:text-indent="0cm" style:auto-text-indent="false" style:page-number="auto" fo:background-color="transparent"/>
      <style:text-properties fo:language="en" fo:country="US" fo:font-weight="normal" officeooo:rsid="001f61d2" officeooo:paragraph-rsid="001f61d2" style:font-weight-asian="normal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-1cm" fo:margin-right="-1cm" fo:line-height="150%" fo:text-align="justify" style:justify-single-word="false" fo:text-indent="0cm" style:auto-text-indent="false" style:page-number="auto" fo:background-color="transparent"/>
      <style:text-properties fo:language="en" fo:country="US" fo:font-weight="normal" officeooo:rsid="001f61d2" officeooo:paragraph-rsid="001f61d2" style:font-weight-asian="normal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-0.499cm" fo:margin-right="-1cm" fo:line-height="150%" fo:text-align="justify" style:justify-single-word="false" fo:text-indent="0cm" style:auto-text-indent="false" style:page-number="auto" fo:background-color="transparent"/>
      <style:text-properties fo:language="en" fo:country="US" fo:font-weight="normal" officeooo:rsid="00203b53" officeooo:paragraph-rsid="00203b53" style:font-weight-asian="normal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-1cm" fo:margin-right="-1cm" fo:line-height="150%" fo:text-align="justify" style:justify-single-word="false" fo:text-indent="0cm" style:auto-text-indent="false" style:page-number="auto" fo:background-color="transparent"/>
      <style:text-properties fo:language="en" fo:country="US" fo:font-weight="normal" officeooo:rsid="00221fdb" officeooo:paragraph-rsid="00221fdb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language="en" fo:country="US" fo:font-weight="normal" officeooo:rsid="00221fdb" officeooo:paragraph-rsid="00221fdb" style:font-weight-asian="normal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-0.499cm" fo:margin-right="-1cm" fo:line-height="150%" fo:text-align="justify" style:justify-single-word="false" fo:text-indent="0cm" style:auto-text-indent="false" style:page-number="auto" fo:background-color="transparent"/>
      <style:text-properties fo:language="en" fo:country="US" fo:font-weight="normal" officeooo:rsid="00221fdb" officeooo:paragraph-rsid="00221fdb" style:font-weight-asian="normal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-0.499cm" fo:margin-right="-1cm" fo:line-height="150%" fo:text-align="justify" style:justify-single-word="false" fo:text-indent="0cm" style:auto-text-indent="false" style:page-number="auto" fo:background-color="transparent"/>
      <style:text-properties fo:language="en" fo:country="US" fo:font-weight="normal" officeooo:rsid="0023f781" officeooo:paragraph-rsid="0023f781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-0.499cm" fo:margin-right="-1cm" fo:line-height="150%" fo:text-align="justify" style:justify-single-word="false" fo:text-indent="0cm" style:auto-text-indent="false" fo:background-color="transparent"/>
      <style:text-properties fo:language="en" fo:country="US" fo:font-weight="normal" officeooo:rsid="0023f781" officeooo:paragraph-rsid="0023f781" style:font-weight-asian="normal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-0.499cm" fo:margin-right="-1cm" fo:line-height="150%" fo:text-align="justify" style:justify-single-word="false" fo:text-indent="0cm" style:auto-text-indent="false" style:page-number="auto" fo:background-color="transparent"/>
      <style:text-properties fo:language="en" fo:country="US" fo:font-weight="normal" officeooo:rsid="00255fa5" officeooo:paragraph-rsid="00255fa5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-0.499cm" fo:margin-right="-1cm" fo:line-height="150%" fo:text-align="justify" style:justify-single-word="false" fo:text-indent="0cm" style:auto-text-indent="false" fo:background-color="transparent"/>
      <style:text-properties fo:language="en" fo:country="US" fo:font-weight="normal" officeooo:rsid="00255fa5" officeooo:paragraph-rsid="00255fa5" style:font-weight-asian="normal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-1cm" fo:margin-right="-1cm" fo:line-height="150%" fo:text-align="justify" style:justify-single-word="false" fo:text-indent="0cm" style:auto-text-indent="false" style:page-number="auto" fo:background-color="transparent"/>
      <style:text-properties fo:language="en" fo:country="US" fo:font-weight="normal" officeooo:rsid="00274fab" officeooo:paragraph-rsid="0027c83c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language="en" fo:country="US" fo:font-weight="normal" officeooo:rsid="00274fab" officeooo:paragraph-rsid="0027c83c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language="en" fo:country="US" fo:font-weight="normal" officeooo:rsid="00274fab" officeooo:paragraph-rsid="00274fab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language="en" fo:country="US" fo:font-weight="normal" officeooo:rsid="0027c83c" officeooo:paragraph-rsid="0027c83c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language="en" fo:country="US" fo:font-weight="normal" officeooo:rsid="002aad2f" officeooo:paragraph-rsid="002aad2f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-1cm" fo:margin-right="-1cm" fo:line-height="115%" fo:text-align="justify" style:justify-single-word="false" fo:text-indent="0cm" style:auto-text-indent="false" fo:background-color="transparent"/>
      <style:text-properties fo:language="en" fo:country="US" fo:font-weight="normal" officeooo:rsid="002aad2f" officeooo:paragraph-rsid="002aad2f" style:font-weight-asian="normal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-1cm" fo:margin-right="-1cm" fo:line-height="150%" fo:text-align="justify" style:justify-single-word="false" fo:text-indent="0cm" style:auto-text-indent="false" style:page-number="auto" fo:background-color="transparent"/>
      <style:text-properties fo:language="el" fo:country="GR" fo:font-weight="normal" officeooo:rsid="001c81e2" officeooo:paragraph-rsid="001c81e2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language="el" fo:country="GR" fo:font-weight="normal" officeooo:rsid="001c81e2" officeooo:paragraph-rsid="001c81e2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-0.499cm" fo:margin-right="-1cm" fo:line-height="150%" fo:text-align="justify" style:justify-single-word="false" fo:text-indent="0cm" style:auto-text-indent="false" fo:background-color="transparent"/>
      <style:text-properties fo:language="el" fo:country="GR" fo:font-weight="normal" officeooo:rsid="001c81e2" officeooo:paragraph-rsid="001c81e2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-1cm" fo:margin-right="-1cm" fo:line-height="150%" fo:text-align="center" style:justify-single-word="false" fo:text-indent="0cm" style:auto-text-indent="false" fo:background-color="transparent"/>
      <style:text-properties fo:language="el" fo:country="GR" fo:font-weight="normal" officeooo:rsid="001c81e2" officeooo:paragraph-rsid="001c81e2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language="el" fo:country="GR" fo:font-weight="normal" officeooo:rsid="001f61d2" officeooo:paragraph-rsid="001f61d2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language="el" fo:country="GR" fo:font-weight="normal" officeooo:rsid="001fd54a" officeooo:paragraph-rsid="001fd54a" style:font-weight-asian="normal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-1cm" fo:margin-right="-1cm" fo:line-height="150%" fo:text-align="justify" style:justify-single-word="false" fo:text-indent="0cm" style:auto-text-indent="false" style:page-number="auto" fo:background-color="transparent"/>
      <style:text-properties fo:language="el" fo:country="GR" fo:font-weight="normal" officeooo:rsid="00221fdb" officeooo:paragraph-rsid="00221fdb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language="el" fo:country="GR" fo:font-weight="normal" officeooo:rsid="00221fdb" officeooo:paragraph-rsid="00221fdb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-1cm" fo:margin-right="-1cm" fo:line-height="150%" fo:text-align="center" style:justify-single-word="false" fo:text-indent="0cm" style:auto-text-indent="false" fo:background-color="transparent"/>
      <style:text-properties fo:language="el" fo:country="GR" fo:font-weight="normal" officeooo:rsid="00221fdb" officeooo:paragraph-rsid="00221fdb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language="el" fo:country="GR" fo:font-weight="normal" officeooo:rsid="0022cb07" officeooo:paragraph-rsid="0022cb07" style:font-weight-asian="normal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-1cm" fo:margin-right="-1cm" fo:line-height="150%" fo:text-align="justify" style:justify-single-word="false" fo:text-indent="0cm" style:auto-text-indent="false" style:page-number="auto" fo:background-color="transparent"/>
      <style:text-properties fo:language="el" fo:country="GR" fo:font-weight="normal" officeooo:rsid="0023f781" officeooo:paragraph-rsid="0023f781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language="el" fo:country="GR" fo:font-weight="normal" officeooo:rsid="0023f781" officeooo:paragraph-rsid="0023f781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language="el" fo:country="GR" fo:font-weight="normal" officeooo:rsid="00255fa5" officeooo:paragraph-rsid="00255fa5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language="el" fo:country="GR" fo:font-weight="bold" officeooo:rsid="001e9c38" officeooo:paragraph-rsid="001e9c38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officeooo:paragraph-rsid="001c81e2"/>
    </style:style>
    <style:style style:name="P48" style:family="paragraph" style:parent-style-name="Table_20_Contents">
      <style:paragraph-properties fo:text-align="center" style:justify-single-word="false"/>
    </style:style>
    <style:style style:name="P49" style:family="paragraph" style:parent-style-name="Table_20_Contents">
      <style:paragraph-properties fo:text-align="start" style:justify-single-word="false"/>
    </style:style>
    <style:style style:name="P50" style:family="paragraph" style:parent-style-name="Table_20_Contents">
      <style:paragraph-properties fo:text-align="start" style:justify-single-word="false"/>
      <style:text-properties officeooo:rsid="001d42dd" officeooo:paragraph-rsid="001d42dd"/>
    </style:style>
    <style:style style:name="P51" style:family="paragraph" style:parent-style-name="Table_20_Contents">
      <style:paragraph-properties fo:text-align="center" style:justify-single-word="false"/>
      <style:text-properties officeooo:rsid="001d42dd" officeooo:paragraph-rsid="001d42dd"/>
    </style:style>
    <style:style style:name="P52" style:family="paragraph" style:parent-style-name="Table_20_Contents">
      <style:paragraph-properties fo:text-align="center" style:justify-single-word="false"/>
      <style:text-properties officeooo:rsid="001e50af" officeooo:paragraph-rsid="001e50af"/>
    </style:style>
    <style:style style:name="P53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language="en" fo:country="US" fo:font-weight="normal" officeooo:rsid="0027c83c" officeooo:paragraph-rsid="0027c83c" style:font-weight-asian="normal" style:font-weight-complex="normal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0f1f4d"/>
    </style:style>
    <style:style style:name="T3" style:family="text">
      <style:text-properties fo:language="el" fo:country="GR" officeooo:rsid="0013262a"/>
    </style:style>
    <style:style style:name="T4" style:family="text">
      <style:text-properties fo:language="el" fo:country="GR" officeooo:rsid="00140d8e"/>
    </style:style>
    <style:style style:name="T5" style:family="text">
      <style:text-properties fo:language="el" fo:country="GR" officeooo:rsid="0018daaf"/>
    </style:style>
    <style:style style:name="T6" style:family="text">
      <style:text-properties fo:language="el" fo:country="GR" fo:font-weight="normal" officeooo:rsid="001c81e2" style:font-weight-asian="normal" style:font-weight-complex="normal"/>
    </style:style>
    <style:style style:name="T7" style:family="text">
      <style:text-properties fo:language="el" fo:country="GR" fo:font-weight="normal" officeooo:rsid="001d42dd" style:font-weight-asian="normal" style:font-weight-complex="normal"/>
    </style:style>
    <style:style style:name="T8" style:family="text">
      <style:text-properties fo:language="el" fo:country="GR" officeooo:rsid="0027c83c"/>
    </style:style>
    <style:style style:name="T9" style:family="text">
      <style:text-properties fo:language="el" fo:country="GR" officeooo:rsid="002a2925"/>
    </style:style>
    <style:style style:name="T10" style:family="text">
      <style:text-properties style:text-position="super 58%" fo:language="el" fo:country="GR"/>
    </style:style>
    <style:style style:name="T11" style:family="text">
      <style:text-properties style:text-position="super 58%" officeooo:rsid="00203b53"/>
    </style:style>
    <style:style style:name="T12" style:family="text">
      <style:text-properties style:text-position="0% 100%"/>
    </style:style>
    <style:style style:name="T13" style:family="text">
      <style:text-properties style:text-position="0% 100%" fo:language="el" fo:country="GR"/>
    </style:style>
    <style:style style:name="T14" style:family="text">
      <style:text-properties style:text-position="0% 100%" officeooo:rsid="00203b53"/>
    </style:style>
    <style:style style:name="T15" style:family="text">
      <style:text-properties officeooo:rsid="0017f12f"/>
    </style:style>
    <style:style style:name="T16" style:family="text">
      <style:text-properties officeooo:rsid="001fd54a"/>
    </style:style>
    <style:style style:name="T17" style:family="text">
      <style:text-properties officeooo:rsid="00203b53"/>
    </style:style>
    <style:style style:name="T18" style:family="text">
      <style:text-properties officeooo:rsid="0023f781"/>
    </style:style>
    <style:style style:name="T19" style:family="text">
      <style:text-properties officeooo:rsid="00255fa5"/>
    </style:style>
    <style:style style:name="T20" style:family="text">
      <style:text-properties officeooo:rsid="0027c83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8">Α</text:span>1.5. Εσωτερικό γινόμενο διανυσμάτων</text:p>
      <text:p text:style-name="P1"/>
      <text:p text:style-name="P2">1. Να συμπληρώσετε τα κενά</text:p>
      <text:p text:style-name="P2"/>
      <text:p text:style-name="P6">i. <text:span text:style-name="T1">Αν τα διανύσματα </text:span><text:span text:style-name="T10"><draw:frame draw:style-name="fr1" draw:name="Αντικείμενο1" text:anchor-type="as-char" svg:y="-0.448cm" svg:width="0.716cm" svg:height="0.54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0"><text:s text:c="2"/></text:span><text:span text:style-name="T13">είναι μη μηδενικά, τότε </text:span><text:span text:style-name="T13"><draw:frame draw:style-name="fr1" draw:name="Αντικείμενο2" text:anchor-type="as-char" svg:y="-0.448cm" svg:width="5.498cm" svg:height="0.54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7"><text:span text:style-name="T12">ii. </text:span><text:span text:style-name="T12"><draw:frame draw:style-name="fr1" draw:name="Αντικείμενο3" text:anchor-type="as-char" svg:y="-0.448cm" svg:width="6.382cm" svg:height="0.54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7">iii. <draw:frame draw:style-name="fr1" draw:name="Αντικείμενο4" text:anchor-type="as-char" svg:y="-0.448cm" svg:width="6.182cm" svg:height="0.5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>iv. <draw:frame draw:style-name="fr1" draw:name="Αντικείμενο5" text:anchor-type="as-char" svg:y="-0.448cm" svg:width="6.227cm" svg:height="0.54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">v. <draw:frame draw:style-name="fr1" draw:name="Αντικείμενο6" text:anchor-type="as-char" svg:y="-0.52cm" svg:width="6.244cm" svg:height="0.61cm" draw:z-index="5"><draw:object xlink:href="./Object 6" xlink:type="simple" xlink:show="embed" xlink:actuate="onLoad"/><draw:image xlink:href="./ObjectReplacements/Object 6" xlink:type="simple" xlink:show="embed" xlink:actuate="onLoad"/></draw:frame>.</text:p>
      <text:p text:style-name="P4">vi. <text:span text:style-name="T1">Αν </text:span><text:span text:style-name="T1"><draw:frame draw:style-name="fr1" draw:name="Αντικείμενο7" text:anchor-type="as-char" svg:y="-0.386cm" svg:width="1.868cm" svg:height="0.542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<text:s text:c="2"/></text:span><text:span text:style-name="T2">και <text:s/></text:span><text:span text:style-name="T2"><draw:frame draw:style-name="fr1" draw:name="Αντικείμενο8" text:anchor-type="as-char" svg:y="-0.448cm" svg:width="1.871cm" svg:height="0.601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">, <text:s/>τότε <text:s text:c="2"/></text:span><text:span text:style-name="T2"><draw:frame draw:style-name="fr1" draw:name="Αντικείμενο9" text:anchor-type="as-char" svg:y="-0.448cm" svg:width="4.44cm" svg:height="0.54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5">vii. <draw:frame draw:style-name="fr1" draw:name="Αντικείμενο10" text:anchor-type="as-char" svg:y="-0.448cm" svg:width="6.209cm" svg:height="0.57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8">viii. <text:span text:style-name="T1">Αν <text:s/></text:span><text:span text:style-name="T1"><draw:frame draw:style-name="fr1" draw:name="Αντικείμενο11" text:anchor-type="as-char" svg:y="-0.448cm" svg:width="0.716cm" svg:height="0.54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"><text:s text:c="2"/>∦</text:span> y’y ,<text:span text:style-name="T1"> τότε <text:s/></text:span><text:span text:style-name="T1"><draw:frame draw:style-name="fr1" draw:name="Αντικείμενο12" text:anchor-type="as-char" svg:y="-0.377cm" svg:width="6.272cm" svg:height="0.573cm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8">ix. <text:s/><text:span text:style-name="T3">Αν <text:s/>θ η γωνία των διανυσμάτων </text:span><text:span text:style-name="T4">α, β , τότε <text:s/></text:span><text:span text:style-name="T4"><draw:frame draw:style-name="fr1" draw:name="Αντικείμενο13" text:anchor-type="as-char" svg:y="-0.377cm" svg:width="4.39cm" svg:height="0.469cm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9">x. <text:span text:style-name="T1">Αν </text:span><text:span text:style-name="T1"><draw:frame draw:style-name="fr1" draw:name="Αντικείμενο14" text:anchor-type="as-char" svg:y="-0.386cm" svg:width="1.868cm" svg:height="0.542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"><text:s text:c="3"/>και <text:s/></text:span><text:span text:style-name="T1"><draw:frame draw:style-name="fr1" draw:name="Αντικείμενο15" text:anchor-type="as-char" svg:y="-0.448cm" svg:width="1.871cm" svg:height="0.601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"><text:s text:c="3"/>και <text:s/></text:span><text:span text:style-name="T1"><draw:frame draw:style-name="fr1" draw:name="Αντικείμενο16" text:anchor-type="as-char" svg:y="-0.448cm" svg:width="1.459cm" svg:height="0.54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"><text:s text:c="2"/>τότε <text:s text:c="2"/></text:span><text:span text:style-name="T1"><draw:frame draw:style-name="fr1" draw:name="Αντικείμενο17" text:anchor-type="as-char" svg:y="-0.448cm" svg:width="5.562cm" svg:height="0.57cm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9">xi. <draw:frame draw:style-name="fr1" draw:name="Αντικείμενο18" text:anchor-type="as-char" svg:y="-0.43cm" svg:width="5.535cm" svg:height="0.586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9"/>
      <text:p text:style-name="P11">2. <text:span text:style-name="T1">Σ-Λ</text:span></text:p>
      <text:p text:style-name="P10">i. <draw:frame draw:style-name="fr1" draw:name="Αντικείμενο19" text:anchor-type="as-char" svg:y="-0.45cm" svg:width="5.223cm" svg:height="0.572cm" draw:z-index="18"><draw:object xlink:href="./Object 19" xlink:type="simple" xlink:show="embed" xlink:actuate="onLoad"/><draw:image xlink:href="./ObjectReplacements/Object 19" xlink:type="simple" xlink:show="embed" xlink:actuate="onLoad"/></draw:frame><text:s text:c="30"/>iii. <draw:frame draw:style-name="fr1" draw:name="Αντικείμενο22" text:anchor-type="as-char" svg:y="-0.45cm" svg:width="4.108cm" svg:height="0.542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9">ii. <draw:frame draw:style-name="fr1" draw:name="Αντικείμενο20" text:anchor-type="as-char" svg:y="-0.448cm" svg:width="2.545cm" svg:height="0.54cm" draw:z-index="19"><draw:object xlink:href="./Object 20" xlink:type="simple" xlink:show="embed" xlink:actuate="onLoad"/><draw:image xlink:href="./ObjectReplacements/Object 20" xlink:type="simple" xlink:show="embed" xlink:actuate="onLoad"/></draw:frame><text:s text:c="2"/><text:span text:style-name="T1">ή <text:s/></text:span><text:span text:style-name="T1"><draw:frame draw:style-name="fr1" draw:name="Αντικείμενο21" text:anchor-type="as-char" svg:y="-0.448cm" svg:width="0.848cm" svg:height="0.54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1"><text:s text:c="40"/></text:span>iv. <text:s/><draw:frame draw:style-name="fr1" draw:name="Αντικείμενο23" text:anchor-type="as-char" svg:y="-0.448cm" svg:width="2.91cm" svg:height="0.54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12">v. <draw:frame draw:style-name="fr1" draw:name="Αντικείμενο24" text:anchor-type="as-char" svg:y="-0.48cm" svg:width="1.436cm" svg:height="0.572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12"><text:span text:style-name="T15">vi. </text:span><text:span text:style-name="T5">Αν </text:span><text:span text:style-name="T5"><draw:frame draw:style-name="fr1" draw:name="Αντικείμενο25" text:anchor-type="as-char" svg:y="-0.386cm" svg:width="1.868cm" svg:height="0.542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5"><text:s text:c="3"/>και <text:s text:c="2"/></text:span><text:span text:style-name="T5"><draw:frame draw:style-name="fr1" draw:name="Αντικείμενο26" text:anchor-type="as-char" svg:y="-0.448cm" svg:width="1.871cm" svg:height="0.601cm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5">, <text:s/>τότε: </text:span><text:span text:style-name="T5"><draw:frame draw:style-name="fr1" draw:name="Αντικείμενο27" text:anchor-type="as-char" svg:y="-0.448cm" svg:width="3.078cm" svg:height="0.601cm" draw:z-index="26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3">vii. <draw:frame draw:style-name="fr1" draw:name="Αντικείμενο28" text:anchor-type="as-char" svg:y="-0.691cm" svg:width="3.025cm" svg:height="1.141cm" draw:z-index="27"><draw:object xlink:href="./Object 28" xlink:type="simple" xlink:show="embed" xlink:actuate="onLoad"/><draw:image xlink:href="./ObjectReplacements/Object 28" xlink:type="simple" xlink:show="embed" xlink:actuate="onLoad"/></draw:frame><text:s/>, <text:s/><draw:frame draw:style-name="fr1" draw:name="Αντικείμενο29" text:anchor-type="as-char" svg:y="-0.448cm" svg:width="1.304cm" svg:height="0.54cm" draw:z-index="28"><draw:object xlink:href="./Object 29" xlink:type="simple" xlink:show="embed" xlink:actuate="onLoad"/><draw:image xlink:href="./ObjectReplacements/Object 29" xlink:type="simple" xlink:show="embed" xlink:actuate="onLoad"/></draw:frame><text:s text:c="30"/>viii. <draw:frame draw:style-name="fr1" draw:name="Αντικείμενο30" text:anchor-type="as-char" svg:y="-0.377cm" svg:width="2.697cm" svg:height="0.533cm" draw:z-index="29"><draw:object xlink:href="./Object 30" xlink:type="simple" xlink:show="embed" xlink:actuate="onLoad"/><draw:image xlink:href="./ObjectReplacements/Object 30" xlink:type="simple" xlink:show="embed" xlink:actuate="onLoad"/></draw:frame><text:s/>, <text:s/><draw:frame draw:style-name="fr1" draw:name="Αντικείμενο31" text:anchor-type="as-char" svg:y="-0.43cm" svg:width="0.824cm" svg:height="0.522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13"/>
      <text:p text:style-name="P14">3. <text:span text:style-name="T1">Να χαρακτηρίσετε τις παρακάτω παραστάσεις με την ένδειξη Δ (διάνυσμα), ή Α (αριθμός) αναλόγως.</text:span></text:p>
      <text:p text:style-name="P15">i. <draw:frame draw:style-name="fr1" draw:name="Αντικείμενο32" text:anchor-type="as-char" svg:y="-0.448cm" svg:width="0.654cm" svg:height="0.54cm" draw:z-index="31"><draw:object xlink:href="./Object 32" xlink:type="simple" xlink:show="embed" xlink:actuate="onLoad"/><draw:image xlink:href="./ObjectReplacements/Object 32" xlink:type="simple" xlink:show="embed" xlink:actuate="onLoad"/></draw:frame><text:s text:c="26"/>ii. <draw:frame draw:style-name="fr1" draw:name="Αντικείμενο33" text:anchor-type="as-char" svg:y="-0.448cm" svg:width="1.334cm" svg:height="0.57cm" draw:z-index="32"><draw:object xlink:href="./Object 33" xlink:type="simple" xlink:show="embed" xlink:actuate="onLoad"/><draw:image xlink:href="./ObjectReplacements/Object 33" xlink:type="simple" xlink:show="embed" xlink:actuate="onLoad"/></draw:frame><text:s text:c="17"/>iii. <draw:frame draw:style-name="fr1" draw:name="Αντικείμενο34" text:anchor-type="as-char" svg:y="-0.448cm" svg:width="1.229cm" svg:height="0.57cm" draw:z-index="33"><draw:object xlink:href="./Object 34" xlink:type="simple" xlink:show="embed" xlink:actuate="onLoad"/><draw:image xlink:href="./ObjectReplacements/Object 34" xlink:type="simple" xlink:show="embed" xlink:actuate="onLoad"/></draw:frame><text:s text:c="22"/>iv. <draw:frame draw:style-name="fr1" draw:name="Αντικείμενο35" text:anchor-type="as-char" svg:y="-0.437cm" svg:width="0.386cm" svg:height="0.529cm" draw:z-index="34"><draw:object xlink:href="./Object 35" xlink:type="simple" xlink:show="embed" xlink:actuate="onLoad"/><draw:image xlink:href="./ObjectReplacements/Object 35" xlink:type="simple" xlink:show="embed" xlink:actuate="onLoad"/></draw:frame><text:s text:c="21"/>v. <draw:frame draw:style-name="fr1" draw:name="Αντικείμενο36" text:anchor-type="as-char" svg:y="-0.448cm" svg:width="1.485cm" svg:height="0.57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33"/>
      <text:p text:style-name="P34"/>
      <text:p text:style-name="P36"><text:page-number text:select-page="current">1</text:page-number></text:p>
      <text:p text:style-name="P34"/>
      <text:p text:style-name="P34"><text:soft-page-break/></text:p>
      <text:p text:style-name="P34"/>
      <text:p text:style-name="P47"><text:span text:style-name="T6">4. </text:span><text:span text:style-name="T7">Έστω θ η γωνία των μη μηδενικών διανυσμάτων </text:span><text:span text:style-name="T7"><draw:frame draw:style-name="fr1" draw:name="Αντικείμενο37" text:anchor-type="as-char" svg:y="-0.448cm" svg:width="0.716cm" svg:height="0.54cm" draw:z-index="36"><draw:object xlink:href="./Object 37" xlink:type="simple" xlink:show="embed" xlink:actuate="onLoad"/><draw:image xlink:href="./ObjectReplacements/Object 37" xlink:type="simple" xlink:show="embed" xlink:actuate="onLoad"/></draw:frame></text:span><text:span text:style-name="T7">. Να αντιστοιχίσετε τις προτάσεις της στήλης Α με τις ισοδύναμες της στήλης Β.</text:span></text:p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51">Στήλη Α</text:p>
          </table:table-cell>
          <table:table-cell table:style-name="Πίνακας1.B1" office:value-type="string">
            <text:p text:style-name="P51">Στήλη Β</text:p>
          </table:table-cell>
        </table:table-row>
        <table:table-row>
          <table:table-cell table:style-name="Πίνακας1.A2" office:value-type="string">
            <text:p text:style-name="P50">Α. <text:s/><draw:frame draw:style-name="fr1" draw:name="Αντικείμενο38" text:anchor-type="as-char" svg:y="-0.448cm" svg:width="1.229cm" svg:height="0.54cm" draw:z-index="38"><draw:object xlink:href="./Object 38" xlink:type="simple" xlink:show="embed" xlink:actuate="onLoad"/><draw:image xlink:href="./ObjectReplacements/Object 38" xlink:type="simple" xlink:show="embed" xlink:actuate="onLoad"/><svg:desc>τύπος</svg:desc></draw:frame></text:p>
          </table:table-cell>
          <table:table-cell table:style-name="Πίνακας1.B2" office:value-type="string">
            <text:p text:style-name="P50">1. <text:s/>θ: οξεία</text:p>
          </table:table-cell>
        </table:table-row>
        <table:table-row>
          <table:table-cell table:style-name="Πίνακας1.A2" office:value-type="string">
            <text:p text:style-name="P50">Β. <text:s/><draw:frame draw:style-name="fr1" draw:name="Αντικείμενο39" text:anchor-type="as-char" svg:y="-0.448cm" svg:width="1.214cm" svg:height="0.54cm" draw:z-index="39"><draw:object xlink:href="./Object 39" xlink:type="simple" xlink:show="embed" xlink:actuate="onLoad"/><draw:image xlink:href="./ObjectReplacements/Object 39" xlink:type="simple" xlink:show="embed" xlink:actuate="onLoad"/><svg:desc>τύπος</svg:desc></draw:frame></text:p>
          </table:table-cell>
          <table:table-cell table:style-name="Πίνακας1.B2" office:value-type="string">
            <text:p text:style-name="P50">2. <text:s/><draw:frame draw:style-name="fr1" draw:name="Αντικείμενο43" text:anchor-type="as-char" svg:y="-0.45cm" svg:width="1.967cm" svg:height="0.542cm" draw:z-index="42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</table:table-row>
        <table:table-row>
          <table:table-cell table:style-name="Πίνακας1.A2" office:value-type="string">
            <text:p text:style-name="P50">Γ. <text:s/><draw:frame draw:style-name="fr1" draw:name="Αντικείμενο40" text:anchor-type="as-char" svg:y="-0.448cm" svg:width="1.169cm" svg:height="0.54cm" draw:z-index="37"><draw:object xlink:href="./Object 40" xlink:type="simple" xlink:show="embed" xlink:actuate="onLoad"/><draw:image xlink:href="./ObjectReplacements/Object 40" xlink:type="simple" xlink:show="embed" xlink:actuate="onLoad"/><svg:desc>τύπος</svg:desc></draw:frame></text:p>
          </table:table-cell>
          <table:table-cell table:style-name="Πίνακας1.B2" office:value-type="string">
            <text:p text:style-name="P50">3. <text:s/><draw:frame draw:style-name="fr1" draw:name="Αντικείμενο44" text:anchor-type="as-char" svg:y="-0.448cm" svg:width="0.884cm" svg:height="0.54cm" draw:z-index="43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</table:table-row>
        <table:table-row>
          <table:table-cell table:style-name="Πίνακας1.A2" office:value-type="string">
            <text:p text:style-name="P50">Δ. <text:s/><draw:frame draw:style-name="fr1" draw:name="Αντικείμενο41" text:anchor-type="as-char" svg:y="-0.448cm" svg:width="1.214cm" svg:height="0.54cm" draw:z-index="40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Πίνακας1.B2" office:value-type="string">
            <text:p text:style-name="P50">4, <text:s/><draw:frame draw:style-name="fr1" draw:name="Αντικείμενο45" text:anchor-type="as-char" svg:y="-0.448cm" svg:width="0.716cm" svg:height="0.559cm" draw:z-index="44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</table:table-row>
        <table:table-row>
          <table:table-cell table:style-name="Πίνακας1.A2" office:value-type="string">
            <text:p text:style-name="P50">Ε. <text:s/><draw:frame draw:style-name="fr1" draw:name="Αντικείμενο42" text:anchor-type="as-char" svg:y="-0.448cm" svg:width="1.169cm" svg:height="0.54cm" draw:z-index="41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Πίνακας1.B2" office:value-type="string">
            <text:p text:style-name="P50">5. <text:s/><draw:frame draw:style-name="fr1" draw:name="Αντικείμενο46" text:anchor-type="as-char" svg:y="-0.45cm" svg:width="2.48cm" svg:height="0.542cm" draw:z-index="45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</table:table-row>
        <table:table-row>
          <table:table-cell table:style-name="Πίνακας1.A2" office:value-type="string">
            <text:p text:style-name="P49"/>
          </table:table-cell>
          <table:table-cell table:style-name="Πίνακας1.B2" office:value-type="string">
            <text:p text:style-name="P50">6. <text:s/>θ: αμβλεία</text:p>
          </table:table-cell>
        </table:table-row>
      </table:table>
      <text:p text:style-name="P35"/>
      <table:table table:name="Πίνακας2" table:style-name="Πίνακας2">
        <table:table-column table:style-name="Πίνακας2.A" table:number-columns-repeated="5"/>
        <table:table-row>
          <table:table-cell table:style-name="Πίνακας2.A1" office:value-type="string">
            <text:p text:style-name="P52">Α</text:p>
          </table:table-cell>
          <table:table-cell table:style-name="Πίνακας2.A1" office:value-type="string">
            <text:p text:style-name="P52">Β</text:p>
          </table:table-cell>
          <table:table-cell table:style-name="Πίνακας2.A1" office:value-type="string">
            <text:p text:style-name="P52">Γ</text:p>
          </table:table-cell>
          <table:table-cell table:style-name="Πίνακας2.A1" office:value-type="string">
            <text:p text:style-name="P52">Δ</text:p>
          </table:table-cell>
          <table:table-cell table:style-name="Πίνακας2.E1" office:value-type="string">
            <text:p text:style-name="P52">Ε</text:p>
          </table:table-cell>
        </table:table-row>
        <table:table-row>
          <table:table-cell table:style-name="Πίνακας2.A2" office:value-type="string">
            <text:p text:style-name="P48"/>
          </table:table-cell>
          <table:table-cell table:style-name="Πίνακας2.A2" office:value-type="string">
            <text:p text:style-name="P48"/>
          </table:table-cell>
          <table:table-cell table:style-name="Πίνακας2.A2" office:value-type="string">
            <text:p text:style-name="P48"/>
          </table:table-cell>
          <table:table-cell table:style-name="Πίνακας2.A2" office:value-type="string">
            <text:p text:style-name="P48"/>
          </table:table-cell>
          <table:table-cell table:style-name="Πίνακας2.E2" office:value-type="string">
            <text:p text:style-name="P48"/>
          </table:table-cell>
        </table:table-row>
      </table:table>
      <text:p text:style-name="P34"/>
      <text:p text:style-name="P46">Ασκήσεις</text:p>
      <text:p text:style-name="P37">8. Αν το διάνυσμα <draw:frame draw:style-name="fr1" draw:name="Αντικείμενο47" text:anchor-type="as-char" svg:y="-0.377cm" svg:width="0.259cm" svg:height="0.469cm" draw:z-index="46"><draw:object xlink:href="./Object 47" xlink:type="simple" xlink:show="embed" xlink:actuate="onLoad"/><draw:image xlink:href="./ObjectReplacements/Object 47" xlink:type="simple" xlink:show="embed" xlink:actuate="onLoad"/></draw:frame><text:s text:c="2"/>είναι μοναδιαίο, <draw:frame draw:style-name="fr1" draw:name="Αντικείμενο48" text:anchor-type="as-char" svg:y="-0.45cm" svg:width="1.005cm" svg:height="0.542cm" draw:z-index="47"><draw:object xlink:href="./Object 48" xlink:type="simple" xlink:show="embed" xlink:actuate="onLoad"/><draw:image xlink:href="./ObjectReplacements/Object 48" xlink:type="simple" xlink:show="embed" xlink:actuate="onLoad"/></draw:frame><text:s text:c="2"/>και <text:s/><draw:frame draw:style-name="fr1" draw:name="Αντικείμενο49" text:anchor-type="as-char" svg:y="-0.621cm" svg:width="1.979cm" svg:height="1cm" draw:z-index="48"><draw:object xlink:href="./Object 49" xlink:type="simple" xlink:show="embed" xlink:actuate="onLoad"/><draw:image xlink:href="./ObjectReplacements/Object 49" xlink:type="simple" xlink:show="embed" xlink:actuate="onLoad"/></draw:frame><text:s/>, να υπολογίσετε τα εσωτερικά γινόμενα:</text:p>
      <text:p text:style-name="P17">i. <draw:frame draw:style-name="fr1" draw:name="Αντικείμενο50" text:anchor-type="as-char" svg:y="-0.448cm" svg:width="0.654cm" svg:height="0.54cm" draw:z-index="49"><draw:object xlink:href="./Object 50" xlink:type="simple" xlink:show="embed" xlink:actuate="onLoad"/><draw:image xlink:href="./ObjectReplacements/Object 50" xlink:type="simple" xlink:show="embed" xlink:actuate="onLoad"/></draw:frame><text:s text:c="26"/>ii. <draw:frame draw:style-name="fr1" draw:name="Αντικείμενο51" text:anchor-type="as-char" svg:y="-0.448cm" svg:width="2.748cm" svg:height="0.57cm" draw:z-index="50"><draw:object xlink:href="./Object 51" xlink:type="simple" xlink:show="embed" xlink:actuate="onLoad"/><draw:image xlink:href="./ObjectReplacements/Object 51" xlink:type="simple" xlink:show="embed" xlink:actuate="onLoad"/></draw:frame><text:s text:c="20"/>iii. <draw:frame draw:style-name="fr1" draw:name="Αντικείμενο52" text:anchor-type="as-char" svg:y="-0.448cm" svg:width="1.566cm" svg:height="0.57cm" draw:z-index="51"><draw:object xlink:href="./Object 52" xlink:type="simple" xlink:show="embed" xlink:actuate="onLoad"/><draw:image xlink:href="./ObjectReplacements/Object 52" xlink:type="simple" xlink:show="embed" xlink:actuate="onLoad"/></draw:frame></text:p>
      <text:p text:style-name="P18"/>
      <text:p text:style-name="P37">9. <text:span text:style-name="T16">Αν </text:span><text:span text:style-name="T16"><draw:frame draw:style-name="fr1" draw:name="Αντικείμενο53" text:anchor-type="as-char" svg:y="-0.45cm" svg:width="2cm" svg:height="0.542cm" draw:z-index="52"><draw:object xlink:href="./Object 53" xlink:type="simple" xlink:show="embed" xlink:actuate="onLoad"/><draw:image xlink:href="./ObjectReplacements/Object 53" xlink:type="simple" xlink:show="embed" xlink:actuate="onLoad"/></draw:frame></text:span><text:span text:style-name="T16"><text:s text:c="3"/>και <text:s/>η γωνία των διανυσμάτων α,β είναι π/2, να υπολογίσετε το μέτρο του διανύσματος </text:span><text:span text:style-name="T16"><draw:frame draw:style-name="fr1" draw:name="Αντικείμενο54" text:anchor-type="as-char" svg:y="-0.448cm" svg:width="3.665cm" svg:height="0.57cm" draw:z-index="53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38">10. Αν τα διανύσματα α,β είναι <text:s/>μοναδιαία και ισχύει ότι <draw:frame draw:style-name="fr1" draw:name="Αντικείμενο55" text:anchor-type="as-char" svg:y="-0.448cm" svg:width="1.221cm" svg:height="0.54cm" draw:z-index="54"><draw:object xlink:href="./Object 55" xlink:type="simple" xlink:show="embed" xlink:actuate="onLoad"/><draw:image xlink:href="./ObjectReplacements/Object 55" xlink:type="simple" xlink:show="embed" xlink:actuate="onLoad"/></draw:frame>, να αποδείξετε ότι <draw:frame draw:style-name="fr1" draw:name="Αντικείμενο56" text:anchor-type="as-char" svg:y="-0.448cm" svg:width="1.023cm" svg:height="0.54cm" draw:z-index="55"><draw:object xlink:href="./Object 56" xlink:type="simple" xlink:show="embed" xlink:actuate="onLoad"/><draw:image xlink:href="./ObjectReplacements/Object 56" xlink:type="simple" xlink:show="embed" xlink:actuate="onLoad"/></draw:frame></text:p>
      <text:p text:style-name="P38"/>
      <text:p text:style-name="P38">11. <text:span text:style-name="T17">Αν </text:span><text:span text:style-name="T17"><draw:frame draw:style-name="fr1" draw:name="Αντικείμενο57" text:anchor-type="as-char" svg:y="-0.379cm" svg:width="1.004cm" svg:height="0.473cm" draw:z-index="56"><draw:object xlink:href="./Object 57" xlink:type="simple" xlink:show="embed" xlink:actuate="onLoad"/><draw:image xlink:href="./ObjectReplacements/Object 57" xlink:type="simple" xlink:show="embed" xlink:actuate="onLoad"/></draw:frame></text:span><text:span text:style-name="T17">, <text:s/>και <text:s/></text:span><text:span text:style-name="T17"><draw:frame draw:style-name="fr1" draw:name="Αντικείμενο58" text:anchor-type="as-char" svg:y="-0.45cm" svg:width="1.005cm" svg:height="0.542cm" draw:z-index="57"><draw:object xlink:href="./Object 58" xlink:type="simple" xlink:show="embed" xlink:actuate="onLoad"/><draw:image xlink:href="./ObjectReplacements/Object 58" xlink:type="simple" xlink:show="embed" xlink:actuate="onLoad"/></draw:frame></text:span><text:span text:style-name="T17">, <text:s/>και η γωνία των διανυσμάτων α και β είναι 60</text:span><text:span text:style-name="T11">ο</text:span><text:span text:style-name="T14"> <text:s/>και <text:s/></text:span><text:span text:style-name="T14"><draw:frame draw:style-name="fr1" draw:name="Αντικείμενο59" text:anchor-type="as-char" svg:y="-0.448cm" svg:width="1.923cm" svg:height="0.54cm" draw:z-index="58"><draw:object xlink:href="./Object 59" xlink:type="simple" xlink:show="embed" xlink:actuate="onLoad"/><draw:image xlink:href="./ObjectReplacements/Object 59" xlink:type="simple" xlink:show="embed" xlink:actuate="onLoad"/></draw:frame></text:span><text:span text:style-name="T14">, να υπολογίσετε το:</text:span></text:p>
      <text:p text:style-name="P19"><text:span text:style-name="T12">i. </text:span><text:span text:style-name="T12"><draw:frame draw:style-name="fr1" draw:name="Αντικείμενο60" text:anchor-type="as-char" svg:y="-0.379cm" svg:width="0.466cm" svg:height="0.473cm" draw:z-index="59"><draw:object xlink:href="./Object 60" xlink:type="simple" xlink:show="embed" xlink:actuate="onLoad"/><draw:image xlink:href="./ObjectReplacements/Object 60" xlink:type="simple" xlink:show="embed" xlink:actuate="onLoad"/></draw:frame></text:span><text:span text:style-name="T12"><text:s text:c="26"/></text:span><text:span text:style-name="T13"><text:s text:c="11"/></text:span><text:span text:style-name="T12">ii. </text:span><text:span text:style-name="T12"><draw:frame draw:style-name="fr1" draw:name="Αντικείμενο61" text:anchor-type="as-char" svg:y="-0.448cm" svg:width="1.55cm" svg:height="0.54cm" draw:z-index="60"><draw:object xlink:href="./Object 61" xlink:type="simple" xlink:show="embed" xlink:actuate="onLoad"/><draw:image xlink:href="./ObjectReplacements/Object 61" xlink:type="simple" xlink:show="embed" xlink:actuate="onLoad"/></draw:frame></text:span></text:p>
      <text:p text:style-name="P20"/>
      <text:p text:style-name="P21">12. <text:span text:style-name="T1">Αν <text:s/></text:span><text:span text:style-name="T1"><draw:frame draw:style-name="fr1" draw:name="Αντικείμενο65" text:anchor-type="as-char" svg:y="-0.45cm" svg:width="2.766cm" svg:height="0.542cm" draw:z-index="64"><draw:object xlink:href="./Object 65" xlink:type="simple" xlink:show="embed" xlink:actuate="onLoad"/><draw:image xlink:href="./ObjectReplacements/Object 65" xlink:type="simple" xlink:show="embed" xlink:actuate="onLoad"/></draw:frame></text:span><text:span text:style-name="T1"><text:s text:c="2"/>και <text:s/></text:span><text:span text:style-name="T1"><draw:frame draw:style-name="fr1" draw:name="Αντικείμενο66" text:anchor-type="as-char" svg:y="-0.448cm" svg:width="2.154cm" svg:height="0.57cm" draw:z-index="65"><draw:object xlink:href="./Object 66" xlink:type="simple" xlink:show="embed" xlink:actuate="onLoad"/><draw:image xlink:href="./ObjectReplacements/Object 66" xlink:type="simple" xlink:show="embed" xlink:actuate="onLoad"/></draw:frame></text:span><text:span text:style-name="T1"><text:s text:c="3"/>και </text:span><text:span text:style-name="T1"><draw:frame draw:style-name="fr1" draw:name="Αντικείμενο67" text:anchor-type="as-char" svg:y="-0.448cm" svg:width="1.901cm" svg:height="0.54cm" draw:z-index="66"><draw:object xlink:href="./Object 67" xlink:type="simple" xlink:show="embed" xlink:actuate="onLoad"/><draw:image xlink:href="./ObjectReplacements/Object 67" xlink:type="simple" xlink:show="embed" xlink:actuate="onLoad"/></draw:frame></text:span><text:span text:style-name="T1"><text:s text:c="2"/>να υπολογίσετε:</text:span></text:p>
      <text:p text:style-name="P22">i. <text:span text:style-name="T1">το <text:s/></text:span><text:span text:style-name="T1"><draw:frame draw:style-name="fr1" draw:name="Αντικείμενο68" text:anchor-type="as-char" svg:y="-0.379cm" svg:width="0.466cm" svg:height="0.473cm" draw:z-index="67"><draw:object xlink:href="./Object 68" xlink:type="simple" xlink:show="embed" xlink:actuate="onLoad"/><draw:image xlink:href="./ObjectReplacements/Object 68" xlink:type="simple" xlink:show="embed" xlink:actuate="onLoad"/></draw:frame></text:span><text:span text:style-name="T1"><text:s text:c="43"/></text:span>ii. <text:span text:style-name="T1">τις γωνίες <text:s/></text:span><text:span text:style-name="T1"><draw:frame draw:style-name="fr1" draw:name="Αντικείμενο69" text:anchor-type="as-char" svg:y="-0.448cm" svg:width="2.193cm" svg:height="0.57cm" draw:z-index="68"><draw:object xlink:href="./Object 69" xlink:type="simple" xlink:show="embed" xlink:actuate="onLoad"/><draw:image xlink:href="./ObjectReplacements/Object 69" xlink:type="simple" xlink:show="embed" xlink:actuate="onLoad"/></draw:frame></text:span></text:p>
      <text:p text:style-name="P39">13. Αν <text:s/><draw:frame draw:style-name="fr1" draw:name="Αντικείμενο62" text:anchor-type="as-char" svg:y="-0.45cm" svg:width="2.866cm" svg:height="0.542cm" draw:z-index="61"><draw:object xlink:href="./Object 62" xlink:type="simple" xlink:show="embed" xlink:actuate="onLoad"/><draw:image xlink:href="./ObjectReplacements/Object 62" xlink:type="simple" xlink:show="embed" xlink:actuate="onLoad"/></draw:frame><text:s text:c="3"/>και <text:s/><draw:frame draw:style-name="fr1" draw:name="Αντικείμενο63" text:anchor-type="as-char" svg:y="-0.621cm" svg:width="1.723cm" svg:height="1cm" draw:z-index="62"><draw:object xlink:href="./Object 63" xlink:type="simple" xlink:show="embed" xlink:actuate="onLoad"/><draw:image xlink:href="./ObjectReplacements/Object 63" xlink:type="simple" xlink:show="embed" xlink:actuate="onLoad"/></draw:frame><text:s/>, να βρείτε τη γωνία των διανυσμάτων <draw:frame draw:style-name="fr1" draw:name="Αντικείμενο64" text:anchor-type="as-char" svg:y="-0.448cm" svg:width="1.328cm" svg:height="0.54cm" draw:z-index="63"><draw:object xlink:href="./Object 64" xlink:type="simple" xlink:show="embed" xlink:actuate="onLoad"/><draw:image xlink:href="./ObjectReplacements/Object 64" xlink:type="simple" xlink:show="embed" xlink:actuate="onLoad"/></draw:frame>.</text:p>
      <text:p text:style-name="P40">14. Αν τα διανύσματα <text:s/><draw:frame draw:style-name="fr1" draw:name="Αντικείμενο70" text:anchor-type="as-char" svg:y="-0.448cm" svg:width="0.716cm" svg:height="0.54cm" draw:z-index="69"><draw:object xlink:href="./Object 70" xlink:type="simple" xlink:show="embed" xlink:actuate="onLoad"/><draw:image xlink:href="./ObjectReplacements/Object 70" xlink:type="simple" xlink:show="embed" xlink:actuate="onLoad"/></draw:frame><text:s text:c="2"/>είναι μοναδιαία και <draw:frame draw:style-name="fr1" draw:name="Αντικείμενο71" text:anchor-type="as-char" svg:y="-0.448cm" svg:width="2.154cm" svg:height="0.57cm" draw:z-index="70"><draw:object xlink:href="./Object 71" xlink:type="simple" xlink:show="embed" xlink:actuate="onLoad"/><draw:image xlink:href="./ObjectReplacements/Object 71" xlink:type="simple" xlink:show="embed" xlink:actuate="onLoad"/></draw:frame>, να υπολογίσετε τη γωνία των διανυσμάτων: <draw:frame draw:style-name="fr1" draw:name="Αντικείμενο72" text:anchor-type="as-char" svg:y="-0.448cm" svg:width="3.591cm" svg:height="0.54cm" draw:z-index="71"><draw:object xlink:href="./Object 72" xlink:type="simple" xlink:show="embed" xlink:actuate="onLoad"/><draw:image xlink:href="./ObjectReplacements/Object 72" xlink:type="simple" xlink:show="embed" xlink:actuate="onLoad"/></draw:frame></text:p>
      <text:p text:style-name="P40"/>
      <text:p text:style-name="P40"/>
      <text:p text:style-name="P41"><text:page-number text:select-page="current">2</text:page-number></text:p>
      <text:p text:style-name="P42"><text:soft-page-break/>15. <text:span text:style-name="T18">Αν </text:span><text:span text:style-name="T18"><draw:frame draw:style-name="fr1" draw:name="Αντικείμενο73" text:anchor-type="as-char" svg:y="-0.45cm" svg:width="2.872cm" svg:height="0.542cm" draw:z-index="72"><draw:object xlink:href="./Object 73" xlink:type="simple" xlink:show="embed" xlink:actuate="onLoad"/><draw:image xlink:href="./ObjectReplacements/Object 73" xlink:type="simple" xlink:show="embed" xlink:actuate="onLoad"/></draw:frame></text:span><text:span text:style-name="T18"><text:s text:c="3"/>και <text:s text:c="2"/></text:span><text:span text:style-name="T18"><draw:frame draw:style-name="fr1" draw:name="Αντικείμενο74" text:anchor-type="as-char" svg:y="-0.448cm" svg:width="2.298cm" svg:height="0.54cm" draw:z-index="73"><draw:object xlink:href="./Object 74" xlink:type="simple" xlink:show="embed" xlink:actuate="onLoad"/><draw:image xlink:href="./ObjectReplacements/Object 74" xlink:type="simple" xlink:show="embed" xlink:actuate="onLoad"/></draw:frame></text:span><text:span text:style-name="T18">, <text:s/>τότε:</text:span></text:p>
      <text:p text:style-name="P23">i. <text:span text:style-name="T1">να βρείτε το </text:span><text:span text:style-name="T1"><draw:frame draw:style-name="fr1" draw:name="Αντικείμενο75" text:anchor-type="as-char" svg:y="-0.448cm" svg:width="0.654cm" svg:height="0.54cm" draw:z-index="74"><draw:object xlink:href="./Object 75" xlink:type="simple" xlink:show="embed" xlink:actuate="onLoad"/><draw:image xlink:href="./ObjectReplacements/Object 75" xlink:type="simple" xlink:show="embed" xlink:actuate="onLoad"/></draw:frame></text:span><text:span text:style-name="T1"><text:s text:c="9"/></text:span>ii. <text:span text:style-name="T1">Να υπολογίσετε τη γωνία των διανυσμάτων </text:span><text:span text:style-name="T1"><draw:frame draw:style-name="fr1" draw:name="Αντικείμενο76" text:anchor-type="as-char" svg:y="-0.448cm" svg:width="0.716cm" svg:height="0.54cm" draw:z-index="75"><draw:object xlink:href="./Object 76" xlink:type="simple" xlink:show="embed" xlink:actuate="onLoad"/><draw:image xlink:href="./ObjectReplacements/Object 76" xlink:type="simple" xlink:show="embed" xlink:actuate="onLoad"/></draw:frame></text:span><text:span text:style-name="T1"><text:s text:c="5"/></text:span>iii. <text:span text:style-name="T1">Να δείξετε ότι: </text:span><text:span text:style-name="T1"><draw:frame draw:style-name="fr1" draw:name="Αντικείμενο77" text:anchor-type="as-char" svg:y="-0.448cm" svg:width="1.132cm" svg:height="0.54cm" draw:z-index="76"><draw:object xlink:href="./Object 77" xlink:type="simple" xlink:show="embed" xlink:actuate="onLoad"/><draw:image xlink:href="./ObjectReplacements/Object 77" xlink:type="simple" xlink:show="embed" xlink:actuate="onLoad"/></draw:frame></text:span><text:span text:style-name="T1">.</text:span></text:p>
      <text:p text:style-name="P24"/>
      <text:p text:style-name="P43">16. Αν τα διανύσματα <text:s/><draw:frame draw:style-name="fr1" draw:name="Αντικείμενο78" text:anchor-type="as-char" svg:y="-0.448cm" svg:width="0.716cm" svg:height="0.54cm" draw:z-index="77"><draw:object xlink:href="./Object 78" xlink:type="simple" xlink:show="embed" xlink:actuate="onLoad"/><draw:image xlink:href="./ObjectReplacements/Object 78" xlink:type="simple" xlink:show="embed" xlink:actuate="onLoad"/></draw:frame><text:s text:c="2"/>είναι μοναδιαία και τα <text:s/><draw:frame draw:style-name="fr1" draw:name="Αντικείμενο79" text:anchor-type="as-char" svg:y="-0.448cm" svg:width="4.355cm" svg:height="0.54cm" draw:z-index="78"><draw:object xlink:href="./Object 79" xlink:type="simple" xlink:show="embed" xlink:actuate="onLoad"/><draw:image xlink:href="./ObjectReplacements/Object 79" xlink:type="simple" xlink:show="embed" xlink:actuate="onLoad"/></draw:frame><text:s text:c="2"/>είναι κάθετα, να βρείτε τη γωνία των διανυσμάτων <text:s/><draw:frame draw:style-name="fr1" draw:name="Αντικείμενο80" text:anchor-type="as-char" svg:y="-0.448cm" svg:width="0.716cm" svg:height="0.54cm" draw:z-index="79"><draw:object xlink:href="./Object 80" xlink:type="simple" xlink:show="embed" xlink:actuate="onLoad"/><draw:image xlink:href="./ObjectReplacements/Object 80" xlink:type="simple" xlink:show="embed" xlink:actuate="onLoad"/></draw:frame>.</text:p>
      <text:p text:style-name="P44"/>
      <text:p text:style-name="P44">17. Αν <draw:frame draw:style-name="fr1" draw:name="Αντικείμενο81" text:anchor-type="as-char" svg:y="-0.45cm" svg:width="2.157cm" svg:height="0.542cm" draw:z-index="80"><draw:object xlink:href="./Object 81" xlink:type="simple" xlink:show="embed" xlink:actuate="onLoad"/><draw:image xlink:href="./ObjectReplacements/Object 81" xlink:type="simple" xlink:show="embed" xlink:actuate="onLoad"/></draw:frame><text:s text:c="2"/>και <text:s/><draw:frame draw:style-name="fr1" draw:name="Αντικείμενο82" text:anchor-type="as-char" svg:y="-0.446cm" svg:width="1.748cm" svg:height="0.538cm" draw:z-index="81"><draw:object xlink:href="./Object 82" xlink:type="simple" xlink:show="embed" xlink:actuate="onLoad"/><draw:image xlink:href="./ObjectReplacements/Object 82" xlink:type="simple" xlink:show="embed" xlink:actuate="onLoad"/></draw:frame><text:s text:c="2"/>να υπολογίσετε το μέτρο του διανύσματος <draw:frame draw:style-name="fr1" draw:name="Αντικείμενο83" text:anchor-type="as-char" svg:y="-0.448cm" svg:width="1.866cm" svg:height="0.54cm" draw:z-index="82"><draw:object xlink:href="./Object 83" xlink:type="simple" xlink:show="embed" xlink:actuate="onLoad"/><draw:image xlink:href="./ObjectReplacements/Object 83" xlink:type="simple" xlink:show="embed" xlink:actuate="onLoad"/></draw:frame></text:p>
      <text:p text:style-name="P44"/>
      <text:p text:style-name="P44">18. Έστω τα διανύσματα <text:s/><draw:frame draw:style-name="fr1" draw:name="Αντικείμενο84" text:anchor-type="as-char" svg:y="-0.448cm" svg:width="0.716cm" svg:height="0.54cm" draw:z-index="83"><draw:object xlink:href="./Object 84" xlink:type="simple" xlink:show="embed" xlink:actuate="onLoad"/><draw:image xlink:href="./ObjectReplacements/Object 84" xlink:type="simple" xlink:show="embed" xlink:actuate="onLoad"/></draw:frame><text:s text:c="2"/>με <text:s/><draw:frame draw:style-name="fr1" draw:name="Αντικείμενο85" text:anchor-type="as-char" svg:y="-0.45cm" svg:width="4.277cm" svg:height="0.572cm" draw:z-index="84"><draw:object xlink:href="./Object 85" xlink:type="simple" xlink:show="embed" xlink:actuate="onLoad"/><draw:image xlink:href="./ObjectReplacements/Object 85" xlink:type="simple" xlink:show="embed" xlink:actuate="onLoad"/></draw:frame><text:s text:c="2"/>και το τρίγωνο ΑΒΓ <text:s/>με <draw:frame draw:style-name="fr1" draw:name="Αντικείμενο86" text:anchor-type="as-char" svg:y="-0.448cm" svg:width="4.12cm" svg:height="0.54cm" draw:z-index="85"><draw:object xlink:href="./Object 86" xlink:type="simple" xlink:show="embed" xlink:actuate="onLoad"/><draw:image xlink:href="./ObjectReplacements/Object 86" xlink:type="simple" xlink:show="embed" xlink:actuate="onLoad"/></draw:frame><text:s/>Να βρείτε το μήκος <text:s/>της διαμέσου ΑΜ <text:s/>του τριγώνου ΑΒΓ.</text:p>
      <text:p text:style-name="P44"/>
      <text:p text:style-name="P44">19. <text:span text:style-name="T19">Να υπολογίσετε τα μήκη των διαγωνίων ενός παραλληλογράμμου που κατασκευάζεται με τα διανύσματα </text:span><text:span text:style-name="T19"><draw:frame draw:style-name="fr1" draw:name="Αντικείμενο87" text:anchor-type="as-char" svg:y="-0.448cm" svg:width="1.325cm" svg:height="0.54cm" draw:z-index="86"><draw:object xlink:href="./Object 87" xlink:type="simple" xlink:show="embed" xlink:actuate="onLoad"/><draw:image xlink:href="./ObjectReplacements/Object 87" xlink:type="simple" xlink:show="embed" xlink:actuate="onLoad"/></draw:frame></text:span><text:span text:style-name="T19"><text:s text:c="2"/>και <text:s/></text:span><text:span text:style-name="T19"><draw:frame draw:style-name="fr1" draw:name="Αντικείμενο88" text:anchor-type="as-char" svg:y="-0.448cm" svg:width="0.871cm" svg:height="0.54cm" draw:z-index="87"><draw:object xlink:href="./Object 88" xlink:type="simple" xlink:show="embed" xlink:actuate="onLoad"/><draw:image xlink:href="./ObjectReplacements/Object 88" xlink:type="simple" xlink:show="embed" xlink:actuate="onLoad"/></draw:frame></text:span><text:span text:style-name="T19">, <text:s/>αν </text:span><text:span text:style-name="T19"><draw:frame draw:style-name="fr1" draw:name="Αντικείμενο89" text:anchor-type="as-char" svg:y="-0.45cm" svg:width="2.411cm" svg:height="0.542cm" draw:z-index="88"><draw:object xlink:href="./Object 89" xlink:type="simple" xlink:show="embed" xlink:actuate="onLoad"/><draw:image xlink:href="./ObjectReplacements/Object 89" xlink:type="simple" xlink:show="embed" xlink:actuate="onLoad"/></draw:frame></text:span><text:span text:style-name="T19"><text:s text:c="3"/>και <text:s/>η γωνία των διανυσμάτων α και β <text:s/></text:span><text:span text:style-name="T19"><draw:frame draw:style-name="fr1" draw:name="Αντικείμενο90" text:anchor-type="as-char" svg:y="-0.448cm" svg:width="2.154cm" svg:height="0.57cm" draw:z-index="89"><draw:object xlink:href="./Object 90" xlink:type="simple" xlink:show="embed" xlink:actuate="onLoad"/><draw:image xlink:href="./ObjectReplacements/Object 90" xlink:type="simple" xlink:show="embed" xlink:actuate="onLoad"/></draw:frame></text:span><text:span text:style-name="T19">.</text:span></text:p>
      <text:p text:style-name="P44"/>
      <text:p text:style-name="P45">20. Αν <draw:frame draw:style-name="fr1" draw:name="Αντικείμενο91" text:anchor-type="as-char" svg:y="-0.386cm" svg:width="1.767cm" svg:height="0.51cm" draw:z-index="90"><draw:object xlink:href="./Object 91" xlink:type="simple" xlink:show="embed" xlink:actuate="onLoad"/><draw:image xlink:href="./ObjectReplacements/Object 91" xlink:type="simple" xlink:show="embed" xlink:actuate="onLoad"/></draw:frame><text:s text:c="3"/>και <text:s/><draw:frame draw:style-name="fr1" draw:name="Αντικείμενο92" text:anchor-type="as-char" svg:y="-0.448cm" svg:width="1.453cm" svg:height="0.57cm" draw:z-index="91"><draw:object xlink:href="./Object 92" xlink:type="simple" xlink:show="embed" xlink:actuate="onLoad"/><draw:image xlink:href="./ObjectReplacements/Object 92" xlink:type="simple" xlink:show="embed" xlink:actuate="onLoad"/></draw:frame>, να υπολογίσετε τα εσωτερικά γινόμενα:</text:p>
      <text:p text:style-name="P25">i. <draw:frame draw:style-name="fr1" draw:name="Αντικείμενο93" text:anchor-type="as-char" svg:y="-0.448cm" svg:width="0.654cm" svg:height="0.54cm" draw:z-index="92"><draw:object xlink:href="./Object 93" xlink:type="simple" xlink:show="embed" xlink:actuate="onLoad"/><draw:image xlink:href="./ObjectReplacements/Object 93" xlink:type="simple" xlink:show="embed" xlink:actuate="onLoad"/></draw:frame><text:s text:c="9"/>ii. <draw:frame draw:style-name="fr1" draw:name="Αντικείμενο94" text:anchor-type="as-char" svg:y="-0.448cm" svg:width="1.843cm" svg:height="0.57cm" draw:z-index="93"><draw:object xlink:href="./Object 94" xlink:type="simple" xlink:show="embed" xlink:actuate="onLoad"/><draw:image xlink:href="./ObjectReplacements/Object 94" xlink:type="simple" xlink:show="embed" xlink:actuate="onLoad"/></draw:frame><text:s text:c="9"/>iii. <draw:frame draw:style-name="fr1" draw:name="Αντικείμενο95" text:anchor-type="as-char" svg:y="-0.437cm" svg:width="0.386cm" svg:height="0.529cm" draw:z-index="94"><draw:object xlink:href="./Object 95" xlink:type="simple" xlink:show="embed" xlink:actuate="onLoad"/><draw:image xlink:href="./ObjectReplacements/Object 95" xlink:type="simple" xlink:show="embed" xlink:actuate="onLoad"/></draw:frame><text:s text:c="3"/><text:span text:style-name="T1"><text:s text:c="9"/></text:span>iv. <draw:frame draw:style-name="fr1" draw:name="Αντικείμενο96" text:anchor-type="as-char" svg:y="-0.448cm" svg:width="2.686cm" svg:height="0.57cm" draw:z-index="95"><draw:object xlink:href="./Object 96" xlink:type="simple" xlink:show="embed" xlink:actuate="onLoad"/><draw:image xlink:href="./ObjectReplacements/Object 96" xlink:type="simple" xlink:show="embed" xlink:actuate="onLoad"/></draw:frame></text:p>
      <text:p text:style-name="P26"/>
      <text:p text:style-name="P27">21. <text:span text:style-name="T1">Αν <text:s/></text:span><text:span text:style-name="T1"><draw:frame draw:style-name="fr1" draw:name="Αντικείμενο97" text:anchor-type="as-char" svg:y="-0.386cm" svg:width="1.884cm" svg:height="0.51cm" draw:z-index="96"><draw:object xlink:href="./Object 97" xlink:type="simple" xlink:show="embed" xlink:actuate="onLoad"/><draw:image xlink:href="./ObjectReplacements/Object 97" xlink:type="simple" xlink:show="embed" xlink:actuate="onLoad"/></draw:frame></text:span><text:span text:style-name="T1"><text:s text:c="3"/>και <text:s text:c="2"/></text:span><text:span text:style-name="T1"><draw:frame draw:style-name="fr1" draw:name="Αντικείμενο98" text:anchor-type="as-char" svg:y="-0.621cm" svg:width="1.722cm" svg:height="1cm" draw:z-index="97"><draw:object xlink:href="./Object 98" xlink:type="simple" xlink:show="embed" xlink:actuate="onLoad"/><draw:image xlink:href="./ObjectReplacements/Object 98" xlink:type="simple" xlink:show="embed" xlink:actuate="onLoad"/></draw:frame></text:span><text:span text:style-name="T1"><text:s/>, να βρείτε τη γωνία των </text:span><text:span text:style-name="T1"><draw:frame draw:style-name="fr1" draw:name="Αντικείμενο99" text:anchor-type="as-char" svg:y="-0.448cm" svg:width="0.868cm" svg:height="0.54cm" draw:z-index="98"><draw:object xlink:href="./Object 99" xlink:type="simple" xlink:show="embed" xlink:actuate="onLoad"/><draw:image xlink:href="./ObjectReplacements/Object 99" xlink:type="simple" xlink:show="embed" xlink:actuate="onLoad"/></draw:frame></text:span></text:p>
      <text:p text:style-name="P28"/>
      <text:p text:style-name="P28"><text:span text:style-name="T20">22. </text:span><text:span text:style-name="T8">Δίνονται τα διανύσματα </text:span><text:span text:style-name="T8"><draw:frame draw:style-name="fr1" draw:name="Αντικείμενο100" text:anchor-type="as-char" svg:y="-0.386cm" svg:width="1.859cm" svg:height="0.51cm" draw:z-index="99"><draw:object xlink:href="./Object 100" xlink:type="simple" xlink:show="embed" xlink:actuate="onLoad"/><draw:image xlink:href="./ObjectReplacements/Object 100" xlink:type="simple" xlink:show="embed" xlink:actuate="onLoad"/></draw:frame></text:span><text:span text:style-name="T8"><text:s text:c="3"/>και <text:s/></text:span><text:span text:style-name="T8"><draw:frame draw:style-name="fr1" draw:name="Αντικείμενο101" text:anchor-type="as-char" svg:y="-0.448cm" svg:width="1.88cm" svg:height="0.57cm" draw:z-index="100"><draw:object xlink:href="./Object 101" xlink:type="simple" xlink:show="embed" xlink:actuate="onLoad"/><draw:image xlink:href="./ObjectReplacements/Object 101" xlink:type="simple" xlink:show="embed" xlink:actuate="onLoad"/></draw:frame></text:span><text:span text:style-name="T8">. Αν <text:s/></text:span><text:span text:style-name="T8"><draw:frame draw:style-name="fr1" draw:name="Αντικείμενο102" text:anchor-type="as-char" svg:y="-0.448cm" svg:width="2.154cm" svg:height="0.57cm" draw:z-index="101"><draw:object xlink:href="./Object 102" xlink:type="simple" xlink:show="embed" xlink:actuate="onLoad"/><draw:image xlink:href="./ObjectReplacements/Object 102" xlink:type="simple" xlink:show="embed" xlink:actuate="onLoad"/></draw:frame></text:span><text:span text:style-name="T8">, να βρείτε το λ.</text:span></text:p>
      <text:p text:style-name="P28"/>
      <text:p text:style-name="P28"><text:span text:style-name="T20">23.</text:span><text:span text:style-name="T8"> Αν </text:span><text:span text:style-name="T8"><draw:frame draw:style-name="fr1" draw:name="Αντικείμενο103" text:anchor-type="as-char" svg:y="-0.448cm" svg:width="5.293cm" svg:height="0.57cm" draw:z-index="102"><draw:object xlink:href="./Object 103" xlink:type="simple" xlink:show="embed" xlink:actuate="onLoad"/><draw:image xlink:href="./ObjectReplacements/Object 103" xlink:type="simple" xlink:show="embed" xlink:actuate="onLoad"/></draw:frame></text:span><text:span text:style-name="T8"><text:s text:c="4"/>και <text:s text:c="2"/></text:span><text:span text:style-name="T8"><draw:frame draw:style-name="fr1" draw:name="Αντικείμενο104" text:anchor-type="as-char" svg:y="-0.377cm" svg:width="1.783cm" svg:height="0.469cm" draw:z-index="103"><draw:object xlink:href="./Object 104" xlink:type="simple" xlink:show="embed" xlink:actuate="onLoad"/><draw:image xlink:href="./ObjectReplacements/Object 104" xlink:type="simple" xlink:show="embed" xlink:actuate="onLoad"/></draw:frame></text:span><text:span text:style-name="T8"><text:s text:c="2"/>να βρείτε:</text:span></text:p>
      <text:p text:style-name="P30">i. <text:span text:style-name="T1">τα διανύσματα </text:span><text:span text:style-name="T1"><draw:frame draw:style-name="fr1" draw:name="Αντικείμενο105" text:anchor-type="as-char" svg:y="-0.377cm" svg:width="0.235cm" svg:height="0.469cm" draw:z-index="104"><draw:object xlink:href="./Object 105" xlink:type="simple" xlink:show="embed" xlink:actuate="onLoad"/><draw:image xlink:href="./ObjectReplacements/Object 105" xlink:type="simple" xlink:show="embed" xlink:actuate="onLoad"/></draw:frame></text:span><text:span text:style-name="T1"><text:s text:c="2"/>και <text:s/></text:span><text:span text:style-name="T1"><draw:frame draw:style-name="fr1" draw:name="Αντικείμενο106" text:anchor-type="as-char" svg:y="-0.377cm" svg:width="0.235cm" svg:height="0.469cm" draw:z-index="105"><draw:object xlink:href="./Object 106" xlink:type="simple" xlink:show="embed" xlink:actuate="onLoad"/><draw:image xlink:href="./ObjectReplacements/Object 106" xlink:type="simple" xlink:show="embed" xlink:actuate="onLoad"/></draw:frame></text:span><text:span text:style-name="T1"><text:s text:c="25"/></text:span>ii. <text:span text:style-name="T1">Το <text:s/></text:span><text:span text:style-name="T1"><draw:frame draw:style-name="fr1" draw:name="Αντικείμενο107" text:anchor-type="as-char" svg:y="-0.386cm" svg:width="1.635cm" svg:height="0.51cm" draw:z-index="106"><draw:object xlink:href="./Object 107" xlink:type="simple" xlink:show="embed" xlink:actuate="onLoad"/><draw:image xlink:href="./ObjectReplacements/Object 107" xlink:type="simple" xlink:show="embed" xlink:actuate="onLoad"/></draw:frame></text:span><text:span text:style-name="T1">.</text:span></text:p>
      <text:p text:style-name="P30"/>
      <text:p text:style-name="P30">24. <text:span text:style-name="T9">Αν <text:s/></text:span><text:span text:style-name="T9"><draw:frame draw:style-name="fr1" draw:name="Αντικείμενο108" text:anchor-type="as-char" svg:y="-0.379cm" svg:width="1.009cm" svg:height="0.473cm" draw:z-index="107"><draw:object xlink:href="./Object 108" xlink:type="simple" xlink:show="embed" xlink:actuate="onLoad"/><draw:image xlink:href="./ObjectReplacements/Object 108" xlink:type="simple" xlink:show="embed" xlink:actuate="onLoad"/></draw:frame></text:span><text:span text:style-name="T9"><text:s text:c="3"/>και <text:s text:c="2"/></text:span><text:span text:style-name="T9"><draw:frame draw:style-name="fr1" draw:name="Αντικείμενο109" text:anchor-type="as-char" svg:y="-0.45cm" svg:width="1.016cm" svg:height="0.542cm" draw:z-index="108"><draw:object xlink:href="./Object 109" xlink:type="simple" xlink:show="embed" xlink:actuate="onLoad"/><draw:image xlink:href="./ObjectReplacements/Object 109" xlink:type="simple" xlink:show="embed" xlink:actuate="onLoad"/></draw:frame></text:span><text:span text:style-name="T9">, <text:s/>να βρείτε το λ, ώστε τα διανύσματα <text:s/></text:span><text:span text:style-name="T9"><draw:frame draw:style-name="fr1" draw:name="Αντικείμενο110" text:anchor-type="as-char" svg:y="-0.448cm" svg:width="1.924cm" svg:height="0.54cm" draw:z-index="109"><draw:object xlink:href="./Object 110" xlink:type="simple" xlink:show="embed" xlink:actuate="onLoad"/><draw:image xlink:href="./ObjectReplacements/Object 110" xlink:type="simple" xlink:show="embed" xlink:actuate="onLoad"/></draw:frame></text:span><text:span text:style-name="T9"><text:s text:c="3"/>και <text:s text:c="2"/></text:span><text:span text:style-name="T9"><draw:frame draw:style-name="fr1" draw:name="Αντικείμενο111" text:anchor-type="as-char" svg:y="-0.448cm" svg:width="1.988cm" svg:height="0.54cm" draw:z-index="110"><draw:object xlink:href="./Object 111" xlink:type="simple" xlink:show="embed" xlink:actuate="onLoad"/><draw:image xlink:href="./ObjectReplacements/Object 111" xlink:type="simple" xlink:show="embed" xlink:actuate="onLoad"/></draw:frame></text:span><text:span text:style-name="T9">, να είναι κάθετα.</text:span></text:p>
      <text:p text:style-name="P30"/>
      <text:p text:style-name="P31"><text:span text:style-name="T9">2</text:span><text:span text:style-name="T1">5. Έστω το διάνυσμα </text:span><text:span text:style-name="T1"><draw:frame draw:style-name="fr1" draw:name="Αντικείμενο112" text:anchor-type="as-char" svg:y="-0.386cm" svg:width="1.903cm" svg:height="0.51cm" draw:z-index="111"><draw:object xlink:href="./Object 112" xlink:type="simple" xlink:show="embed" xlink:actuate="onLoad"/><draw:image xlink:href="./ObjectReplacements/Object 112" xlink:type="simple" xlink:show="embed" xlink:actuate="onLoad"/></draw:frame></text:span></text:p>
      <text:p text:style-name="P31">i.<text:span text:style-name="T1"> Να βρείτε το διάνυσμα </text:span><text:span text:style-name="T1"><draw:frame draw:style-name="fr1" draw:name="Αντικείμενο113" text:anchor-type="as-char" svg:y="-0.377cm" svg:width="0.235cm" svg:height="0.469cm" draw:z-index="112"><draw:object xlink:href="./Object 113" xlink:type="simple" xlink:show="embed" xlink:actuate="onLoad"/><draw:image xlink:href="./ObjectReplacements/Object 113" xlink:type="simple" xlink:show="embed" xlink:actuate="onLoad"/></draw:frame></text:span><text:span text:style-name="T1">, <text:s/>ώστε: <text:s/></text:span><text:span text:style-name="T1"><draw:frame draw:style-name="fr1" draw:name="Αντικείμενο114" text:anchor-type="as-char" svg:y="-0.377cm" svg:width="0.857cm" svg:height="0.469cm" draw:z-index="113"><draw:object xlink:href="./Object 114" xlink:type="simple" xlink:show="embed" xlink:actuate="onLoad"/><draw:image xlink:href="./ObjectReplacements/Object 114" xlink:type="simple" xlink:show="embed" xlink:actuate="onLoad"/></draw:frame></text:span><text:span text:style-name="T1"><text:s text:c="3"/>και <text:s text:c="2"/></text:span><text:span text:style-name="T1"><draw:frame draw:style-name="fr1" draw:name="Αντικείμενο115" text:anchor-type="as-char" svg:y="-0.379cm" svg:width="1.085cm" svg:height="0.473cm" draw:z-index="114"><draw:object xlink:href="./Object 115" xlink:type="simple" xlink:show="embed" xlink:actuate="onLoad"/><draw:image xlink:href="./ObjectReplacements/Object 115" xlink:type="simple" xlink:show="embed" xlink:actuate="onLoad"/></draw:frame></text:span></text:p>
      <text:p text:style-name="P32">ii. <text:span text:style-name="T1">Να βρείτε το διάνυσμα </text:span><text:span text:style-name="T1"><draw:frame draw:style-name="fr1" draw:name="Αντικείμενο116" text:anchor-type="as-char" svg:y="-0.377cm" svg:width="0.235cm" svg:height="0.469cm" draw:z-index="115"><draw:object xlink:href="./Object 116" xlink:type="simple" xlink:show="embed" xlink:actuate="onLoad"/><draw:image xlink:href="./ObjectReplacements/Object 116" xlink:type="simple" xlink:show="embed" xlink:actuate="onLoad"/></draw:frame></text:span><text:span text:style-name="T1">, <text:s/>ώστε: <text:s/></text:span><text:span text:style-name="T1"><draw:frame draw:style-name="fr1" draw:name="Αντικείμενο117" text:anchor-type="as-char" svg:y="-0.416cm" svg:width="1.683cm" svg:height="0.506cm" draw:z-index="116"><draw:object xlink:href="./Object 117" xlink:type="simple" xlink:show="embed" xlink:actuate="onLoad"/><draw:image xlink:href="./ObjectReplacements/Object 117" xlink:type="simple" xlink:show="embed" xlink:actuate="onLoad"/></draw:frame></text:span></text:p>
      <text:p text:style-name="P32"/>
      <text:p text:style-name="P32">26. <text:span text:style-name="T1">Έστω τα διανύσματα <text:s/></text:span><text:span text:style-name="T1"><draw:frame draw:style-name="fr1" draw:name="Αντικείμενο118" text:anchor-type="as-char" svg:y="-0.448cm" svg:width="5.669cm" svg:height="0.57cm" draw:z-index="117"><draw:object xlink:href="./Object 118" xlink:type="simple" xlink:show="embed" xlink:actuate="onLoad"/><draw:image xlink:href="./ObjectReplacements/Object 118" xlink:type="simple" xlink:show="embed" xlink:actuate="onLoad"/></draw:frame></text:span><text:span text:style-name="T1"><text:s/>Να βρείτε τα διανύσματα <text:s/></text:span><text:span text:style-name="T1"><draw:frame draw:style-name="fr1" draw:name="Αντικείμενο119" text:anchor-type="as-char" svg:y="-0.448cm" svg:width="1.947cm" svg:height="0.54cm" draw:z-index="118"><draw:object xlink:href="./Object 119" xlink:type="simple" xlink:show="embed" xlink:actuate="onLoad"/><draw:image xlink:href="./ObjectReplacements/Object 119" xlink:type="simple" xlink:show="embed" xlink:actuate="onLoad"/></draw:frame></text:span><text:span text:style-name="T1"><text:s text:c="2"/>ώστε να είναι: <text:s/></text:span><text:span text:style-name="T1"><draw:frame draw:style-name="fr1" draw:name="Αντικείμενο120" text:anchor-type="as-char" svg:y="-0.379cm" svg:width="1.196cm" svg:height="0.473cm" draw:z-index="119"><draw:object xlink:href="./Object 120" xlink:type="simple" xlink:show="embed" xlink:actuate="onLoad"/><draw:image xlink:href="./ObjectReplacements/Object 120" xlink:type="simple" xlink:show="embed" xlink:actuate="onLoad"/></draw:frame></text:span><text:span text:style-name="T1"><text:s text:c="3"/>και <text:s/></text:span><text:span text:style-name="T1"><draw:frame draw:style-name="fr1" draw:name="Αντικείμενο121" text:anchor-type="as-char" svg:y="-0.377cm" svg:width="0.834cm" svg:height="0.469cm" draw:z-index="120"><draw:object xlink:href="./Object 121" xlink:type="simple" xlink:show="embed" xlink:actuate="onLoad"/><draw:image xlink:href="./ObjectReplacements/Object 121" xlink:type="simple" xlink:show="embed" xlink:actuate="onLoad"/></draw:frame></text:span><text:span text:style-name="T1">.</text:span></text:p>
      <text:p text:style-name="P29"><text:s text:c="80"/><text:page-number text:select-page="current">3</text:page-number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12:51:26.231000000</meta:creation-date>
    <dc:date>2023-12-04T11:59:33.549000000</dc:date>
    <meta:editing-duration>PT4H42M56S</meta:editing-duration>
    <meta:editing-cycles>31</meta:editing-cycles>
    <meta:generator>LibreOffice/7.5.2.2$Windows_X86_64 LibreOffice_project/53bb9681a964705cf672590721dbc85eb4d0c3a2</meta:generator>
    <meta:document-statistic meta:table-count="2" meta:image-count="0" meta:object-count="121" meta:page-count="3" meta:paragraph-count="71" meta:word-count="430" meta:character-count="2720" meta:non-whitespace-character-count="1678"/>
  </office:meta>
</office:document-meta>
</file>

<file path=Object 1/content.xml><?xml version="1.0" encoding="utf-8"?>
<math xmlns="http://www.w3.org/1998/Math/MathML" display="block">
  <semantics>
    <mrow>
      <mover accent="true">
        <mi>α</mi>
        <mo stretchy="false">⃗</mo>
      </mover>
      <mi>,</mi>
      <mover accent="true">
        <mi>β</mi>
        <mo stretchy="false">⃗</mo>
      </mover>
    </mrow>
    <annotation encoding="StarMath 5.0">vec { α } , vec{ β }</annotation>
  </semantics>
</math>
</file>

<file path=Object 10/content.xml><?xml version="1.0" encoding="utf-8"?>
<math xmlns="http://www.w3.org/1998/Math/MathML" display="block">
  <semantics>
    <mrow>
      <mrow>
        <mrow>
          <mover accent="true">
            <mi>α</mi>
            <mo stretchy="false">⃗</mo>
          </mover>
          <mo stretchy="false">⋅</mo>
          <mrow>
            <mo fence="true" form="prefix" stretchy="false">(</mo>
            <mrow>
              <mrow>
                <mover accent="true">
                  <mi>β</mi>
                  <mo stretchy="false">⃗</mo>
                </mover>
                <mo stretchy="false">+</mo>
                <mover accent="true">
                  <mi>γ</mi>
                  <mo stretchy="false">⃗</mo>
                </mover>
              </mrow>
            </mrow>
            <mo fence="true" form="postfix" stretchy="false">)</mo>
          </mrow>
        </mrow>
        <mo stretchy="false">=</mo>
        <mn>........................................</mn>
      </mrow>
      <mi>.</mi>
    </mrow>
    <annotation encoding="StarMath 5.0">vec α cdot ( vec β + vec γ ) = .........................................</annotation>
  </semantics>
</math>
</file>

<file path=Object 100/content.xml><?xml version="1.0" encoding="utf-8"?>
<math xmlns="http://www.w3.org/1998/Math/MathML" display="block">
  <semantics>
    <mrow>
      <mover accent="true">
        <mi>α</mi>
        <mo stretchy="false">⃗</mo>
      </mover>
      <mo stretchy="false">=</mo>
      <mrow>
        <mo fence="true" form="prefix" stretchy="false">(</mo>
        <mrow>
          <mrow>
            <mn>1</mn>
            <mrow>
              <mi>,</mi>
              <mo stretchy="false">−</mo>
              <mn>7</mn>
            </mrow>
          </mrow>
        </mrow>
        <mo fence="true" form="postfix" stretchy="false">)</mo>
      </mrow>
    </mrow>
    <annotation encoding="StarMath 5.0">vec α = ( 1,-7 )</annotation>
  </semantics>
</math>
</file>

<file path=Object 101/content.xml><?xml version="1.0" encoding="utf-8"?>
<math xmlns="http://www.w3.org/1998/Math/MathML" display="block">
  <semantics>
    <mrow>
      <mover accent="true">
        <mi>β</mi>
        <mo stretchy="false">⃗</mo>
      </mover>
      <mo stretchy="false">=</mo>
      <mrow>
        <mo fence="true" form="prefix" stretchy="false">(</mo>
        <mrow>
          <mrow>
            <mrow>
              <mo stretchy="false">−</mo>
              <mn>3</mn>
            </mrow>
            <mi>,</mi>
            <mi>λ</mi>
          </mrow>
        </mrow>
        <mo fence="true" form="postfix" stretchy="false">)</mo>
      </mrow>
    </mrow>
    <annotation encoding="StarMath 5.0">vec β = (-3,λ)</annotation>
  </semantics>
</math>
</file>

<file path=Object 102/content.xml><?xml version="1.0" encoding="utf-8"?>
<math xmlns="http://www.w3.org/1998/Math/MathML" display="block">
  <semantics>
    <mrow>
      <mrow>
        <mo fence="true" form="prefix" stretchy="false">(</mo>
        <mrow>
          <mrow>
            <mover accent="true">
              <mi>α</mi>
              <mo stretchy="false">⃗</mo>
            </mover>
            <mi>,</mi>
            <mover accent="true">
              <mi>β</mi>
              <mo stretchy="false">⃗</mo>
            </mover>
          </mrow>
        </mrow>
        <mo fence="true" form="postfix" stretchy="false">)</mo>
      </mrow>
      <mo stretchy="false">=</mo>
      <msup>
        <mn>135</mn>
        <mi>ο</mi>
      </msup>
    </mrow>
    <annotation encoding="StarMath 5.0">( vec α, vec β ) = 135 ^ο</annotation>
  </semantics>
</math>
</file>

<file path=Object 103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=</mo>
        <mrow>
          <mo fence="true" form="prefix" stretchy="false">(</mo>
          <mrow>
            <mrow>
              <mn>1</mn>
              <mrow>
                <mi>,</mi>
                <mo stretchy="false">−</mo>
                <mn>1</mn>
              </mrow>
            </mrow>
          </mrow>
          <mo fence="true" form="postfix" stretchy="false">)</mo>
        </mrow>
      </mrow>
      <mi>,</mi>
      <mrow>
        <mover accent="true">
          <mi>β</mi>
          <mo stretchy="false">⃗</mo>
        </mover>
        <mo stretchy="false">=</mo>
        <mrow>
          <mo fence="true" form="prefix" stretchy="false">(</mo>
          <mrow>
            <mn>1,1</mn>
          </mrow>
          <mo fence="true" form="postfix" stretchy="false">)</mo>
        </mrow>
      </mrow>
      <mi>,</mi>
      <mn>2</mn>
      <mrow>
        <mrow>
          <mover accent="true">
            <mi>v</mi>
            <mo stretchy="false">⃗</mo>
          </mover>
          <mo stretchy="false">+</mo>
          <mover accent="true">
            <mi>u</mi>
            <mo stretchy="false">⃗</mo>
          </mover>
        </mrow>
        <mo stretchy="false">=</mo>
        <mover accent="true">
          <mi>β</mi>
          <mo stretchy="false">⃗</mo>
        </mover>
      </mrow>
    </mrow>
    <annotation encoding="StarMath 5.0">vec α = ( 1,-1 ),  vec β = ( 1,1 ), 2vec v + vec u = vec β</annotation>
  </semantics>
</math>
</file>

<file path=Object 104/content.xml><?xml version="1.0" encoding="utf-8"?>
<math xmlns="http://www.w3.org/1998/Math/MathML" display="block">
  <semantics>
    <mrow>
      <mrow>
        <mover accent="true">
          <mi>v</mi>
          <mo stretchy="false">⃗</mo>
        </mover>
        <mo stretchy="false">+</mo>
        <mn>2</mn>
      </mrow>
      <mrow>
        <mover accent="true">
          <mi>u</mi>
          <mo stretchy="false">⃗</mo>
        </mover>
        <mo stretchy="false">=</mo>
        <mover accent="true">
          <mi>α</mi>
          <mo stretchy="false">⃗</mo>
        </mover>
      </mrow>
      <mi>,</mi>
    </mrow>
    <annotation encoding="StarMath 5.0">vec v + 2vec u = vec α,</annotation>
  </semantics>
</math>
</file>

<file path=Object 105/content.xml><?xml version="1.0" encoding="utf-8"?>
<math xmlns="http://www.w3.org/1998/Math/MathML" display="block">
  <semantics>
    <mover accent="true">
      <mi>v</mi>
      <mo stretchy="false">⃗</mo>
    </mover>
    <annotation encoding="StarMath 5.0">vec v</annotation>
  </semantics>
</math>
</file>

<file path=Object 106/content.xml><?xml version="1.0" encoding="utf-8"?>
<math xmlns="http://www.w3.org/1998/Math/MathML" display="block">
  <semantics>
    <mover accent="true">
      <mi>u</mi>
      <mo stretchy="false">⃗</mo>
    </mover>
    <annotation encoding="StarMath 5.0">vec u</annotation>
  </semantics>
</math>
</file>

<file path=Object 107/content.xml><?xml version="1.0" encoding="utf-8"?>
<math xmlns="http://www.w3.org/1998/Math/MathML" display="block">
  <semantics>
    <mrow>
      <mi mathvariant="italic">συν</mi>
      <mrow>
        <mo fence="true" form="prefix" stretchy="false">(</mo>
        <mrow>
          <mrow>
            <mover accent="true">
              <mi>u</mi>
              <mo stretchy="false">⃗</mo>
            </mover>
            <mi>,</mi>
            <mover accent="true">
              <mi>v</mi>
              <mo stretchy="false">⃗</mo>
            </mover>
          </mrow>
        </mrow>
        <mo fence="true" form="postfix" stretchy="false">)</mo>
      </mrow>
    </mrow>
    <annotation encoding="StarMath 5.0">συν( vec u, vec v )</annotation>
  </semantics>
</math>
</file>

<file path=Object 108/content.xml><?xml version="1.0" encoding="utf-8"?>
<math xmlns="http://www.w3.org/1998/Math/MathML" display="block">
  <semantics>
    <mrow>
      <mrow>
        <mo fence="true" form="prefix" stretchy="true">|</mo>
        <mrow>
          <mover accent="true">
            <mi>α</mi>
            <mo stretchy="false">⃗</mo>
          </mover>
        </mrow>
        <mo fence="true" form="postfix" stretchy="true">|</mo>
      </mrow>
      <mo stretchy="false">=</mo>
      <mn>3</mn>
    </mrow>
    <annotation encoding="StarMath 5.0">abs vec α = 3</annotation>
  </semantics>
</math>
</file>

<file path=Object 109/content.xml><?xml version="1.0" encoding="utf-8"?>
<math xmlns="http://www.w3.org/1998/Math/MathML" display="block">
  <semantics>
    <mrow>
      <mrow>
        <mo fence="true" form="prefix" stretchy="true">|</mo>
        <mrow>
          <mover accent="true">
            <mi>β</mi>
            <mo stretchy="false">⃗</mo>
          </mover>
        </mrow>
        <mo fence="true" form="postfix" stretchy="true">|</mo>
      </mrow>
      <mo stretchy="false">=</mo>
      <mn>6</mn>
    </mrow>
    <annotation encoding="StarMath 5.0">abs vec β = 6</annotation>
  </semantics>
</math>
</file>

<file path=Object 11/content.xml><?xml version="1.0" encoding="utf-8"?>
<math xmlns="http://www.w3.org/1998/Math/MathML" display="block">
  <semantics>
    <mrow>
      <mover accent="true">
        <mi>α</mi>
        <mo stretchy="false">⃗</mo>
      </mover>
      <mi>,</mi>
      <mover accent="true">
        <mi>β</mi>
        <mo stretchy="false">⃗</mo>
      </mover>
    </mrow>
    <annotation encoding="StarMath 5.0">vec α, vec β  
</annotation>
  </semantics>
</math>
</file>

<file path=Object 110/content.xml><?xml version="1.0" encoding="utf-8"?>
<math xmlns="http://www.w3.org/1998/Math/MathML" display="block">
  <semantics>
    <mrow>
      <mrow>
        <mover accent="true">
          <mi>v</mi>
          <mo stretchy="false">⃗</mo>
        </mover>
        <mo stretchy="false">=</mo>
        <mn>3</mn>
      </mrow>
      <mrow>
        <mover accent="true">
          <mi>α</mi>
          <mo stretchy="false">⃗</mo>
        </mover>
        <mo stretchy="false">+</mo>
        <mi>λ</mi>
      </mrow>
      <mover accent="true">
        <mi>β</mi>
        <mo stretchy="false">⃗</mo>
      </mover>
    </mrow>
    <annotation encoding="StarMath 5.0">vec v = 3 vec α +λ vec β</annotation>
  </semantics>
</math>
</file>

<file path=Object 111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=</mo>
        <mn>3</mn>
      </mrow>
      <mrow>
        <mover accent="true">
          <mi>α</mi>
          <mo stretchy="false">⃗</mo>
        </mover>
        <mo stretchy="false">−</mo>
        <mi>λ</mi>
      </mrow>
      <mover accent="true">
        <mi>β</mi>
        <mo stretchy="false">⃗</mo>
      </mover>
    </mrow>
    <annotation encoding="StarMath 5.0">vec u = 3 vec α - λ vec β</annotation>
  </semantics>
</math>
</file>

<file path=Object 112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=</mo>
        <mrow>
          <mo fence="true" form="prefix" stretchy="false">(</mo>
          <mrow>
            <mrow>
              <mo stretchy="false">−</mo>
              <mn>1,2</mn>
            </mrow>
          </mrow>
          <mo fence="true" form="postfix" stretchy="false">)</mo>
        </mrow>
      </mrow>
      <mi>.</mi>
    </mrow>
    <annotation encoding="StarMath 5.0">vec α = ( -1,2 ).</annotation>
  </semantics>
</math>
</file>

<file path=Object 113/content.xml><?xml version="1.0" encoding="utf-8"?>
<math xmlns="http://www.w3.org/1998/Math/MathML" display="block">
  <semantics>
    <mover accent="true">
      <mi>v</mi>
      <mo stretchy="false">⃗</mo>
    </mover>
    <annotation encoding="StarMath 5.0">vec v</annotation>
  </semantics>
</math>
</file>

<file path=Object 114/content.xml><?xml version="1.0" encoding="utf-8"?>
<math xmlns="http://www.w3.org/1998/Math/MathML" display="block">
  <semantics>
    <mrow>
      <mover accent="true">
        <mi>v</mi>
        <mo stretchy="false">⃗</mo>
      </mover>
      <mo stretchy="false">⊥</mo>
      <mover accent="true">
        <mi>α</mi>
        <mo stretchy="false">⃗</mo>
      </mover>
    </mrow>
    <annotation encoding="StarMath 5.0">vec v   ortho vec α </annotation>
  </semantics>
</math>
</file>

<file path=Object 115/content.xml><?xml version="1.0" encoding="utf-8"?>
<math xmlns="http://www.w3.org/1998/Math/MathML" display="block">
  <semantics>
    <mrow>
      <mrow>
        <mo fence="true" form="prefix" stretchy="true">|</mo>
        <mrow>
          <mover accent="true">
            <mi>v</mi>
            <mo stretchy="false">⃗</mo>
          </mover>
        </mrow>
        <mo fence="true" form="postfix" stretchy="true">|</mo>
      </mrow>
      <mo stretchy="false">=</mo>
      <mn>5.</mn>
    </mrow>
    <annotation encoding="StarMath 5.0">abs vec v = 5.</annotation>
  </semantics>
</math>
</file>

<file path=Object 116/content.xml><?xml version="1.0" encoding="utf-8"?>
<math xmlns="http://www.w3.org/1998/Math/MathML" display="block">
  <semantics>
    <mover accent="true">
      <mi>u</mi>
      <mo stretchy="false">⃗</mo>
    </mover>
    <annotation encoding="StarMath 5.0">vec u  </annotation>
  </semantics>
</math>
</file>

<file path=Object 117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⋅</mo>
        <mover accent="true">
          <mi>u</mi>
          <mo stretchy="false">⃗</mo>
        </mover>
      </mrow>
      <mo stretchy="false">=</mo>
      <msqrt>
        <mn>45</mn>
      </msqrt>
    </mrow>
    <annotation encoding="StarMath 5.0">vec α  cdot vec u = sqrt45</annotation>
  </semantics>
</math>
</file>

<file path=Object 118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=</mo>
        <mrow>
          <mo fence="true" form="prefix" stretchy="false">(</mo>
          <mrow>
            <mn>1,3</mn>
          </mrow>
          <mo fence="true" form="postfix" stretchy="false">)</mo>
        </mrow>
      </mrow>
      <mi>,</mi>
      <mrow>
        <mover accent="true">
          <mi>β</mi>
          <mo stretchy="false">⃗</mo>
        </mover>
        <mo stretchy="false">=</mo>
        <mrow>
          <mo fence="true" form="prefix" stretchy="false">(</mo>
          <mrow>
            <mrow>
              <mn>1</mn>
              <mrow>
                <mi>,</mi>
                <mo stretchy="false">−</mo>
                <mn>2</mn>
              </mrow>
            </mrow>
          </mrow>
          <mo fence="true" form="postfix" stretchy="false">)</mo>
        </mrow>
      </mrow>
      <mi>,</mi>
      <mrow>
        <mover accent="true">
          <mi>γ</mi>
          <mo stretchy="false">⃗</mo>
        </mover>
        <mo stretchy="false">=</mo>
        <mrow>
          <mo fence="true" form="prefix" stretchy="false">(</mo>
          <mrow>
            <mrow>
              <mn>4</mn>
              <mrow>
                <mi>,</mi>
                <mo stretchy="false">−</mo>
                <mn>3</mn>
              </mrow>
            </mrow>
          </mrow>
          <mo fence="true" form="postfix" stretchy="false">)</mo>
        </mrow>
      </mrow>
      <mi>.</mi>
    </mrow>
    <annotation encoding="StarMath 5.0">vec α = ( 1,3 ), vec β = ( 1,-2 ), vec γ = ( 4,-3 ).</annotation>
  </semantics>
</math>
</file>

<file path=Object 119/content.xml><?xml version="1.0" encoding="utf-8"?>
<math xmlns="http://www.w3.org/1998/Math/MathML" display="block">
  <semantics>
    <mrow>
      <mrow>
        <mover accent="true">
          <mi>v</mi>
          <mo stretchy="false">⃗</mo>
        </mover>
        <mo stretchy="false">=</mo>
        <mi>λ</mi>
      </mrow>
      <mrow>
        <mover accent="true">
          <mi>α</mi>
          <mo stretchy="false">⃗</mo>
        </mover>
        <mo stretchy="false">+</mo>
        <mi>μ</mi>
      </mrow>
      <mover accent="true">
        <mi>β</mi>
        <mo stretchy="false">⃗</mo>
      </mover>
    </mrow>
    <annotation encoding="StarMath 5.0">vec v = λ vec α + μ vec β </annotation>
  </semantics>
</math>
</file>

<file path=Object 12/content.xml><?xml version="1.0" encoding="utf-8"?>
<math xmlns="http://www.w3.org/1998/Math/MathML" display="block">
  <semantics>
    <mrow>
      <mrow>
        <mrow>
          <msub>
            <mi>λ</mi>
            <mover accent="true">
              <mi>α</mi>
              <mo stretchy="false">⃗</mo>
            </mover>
          </msub>
          <mo stretchy="false">⋅</mo>
          <msub>
            <mi>λ</mi>
            <mover accent="true">
              <mi>β</mi>
              <mo stretchy="false">⃗</mo>
            </mover>
          </msub>
        </mrow>
        <mo stretchy="false">=</mo>
        <mrow>
          <mo stretchy="false">−</mo>
          <mn>1</mn>
        </mrow>
      </mrow>
      <mo stretchy="false">⇔</mo>
      <mn>......................................</mn>
    </mrow>
    <annotation encoding="StarMath 5.0">λ_vec α cdot λ_vec β = -1   dlrarrow ...................................... </annotation>
  </semantics>
</math>
</file>

<file path=Object 120/content.xml><?xml version="1.0" encoding="utf-8"?>
<math xmlns="http://www.w3.org/1998/Math/MathML" display="block">
  <semantics>
    <mrow>
      <mrow>
        <mo fence="true" form="prefix" stretchy="true">|</mo>
        <mrow>
          <mover accent="true">
            <mi>v</mi>
            <mo stretchy="false">⃗</mo>
          </mover>
        </mrow>
        <mo fence="true" form="postfix" stretchy="true">|</mo>
      </mrow>
      <mo stretchy="false">=</mo>
      <mn>10</mn>
    </mrow>
    <annotation encoding="StarMath 5.0">abs vec v =10 </annotation>
  </semantics>
</math>
</file>

<file path=Object 121/content.xml><?xml version="1.0" encoding="utf-8"?>
<math xmlns="http://www.w3.org/1998/Math/MathML" display="block">
  <semantics>
    <mrow>
      <mover accent="true">
        <mi>v</mi>
        <mo stretchy="false">⃗</mo>
      </mover>
      <mo stretchy="false">⊥</mo>
      <mover accent="true">
        <mi>γ</mi>
        <mo stretchy="false">⃗</mo>
      </mover>
    </mrow>
    <annotation encoding="StarMath 5.0">vec v  ortho vec γ</annotation>
  </semantics>
</math>
</file>

<file path=Object 13/content.xml><?xml version="1.0" encoding="utf-8"?>
<math xmlns="http://www.w3.org/1998/Math/MathML" display="block">
  <semantics>
    <mrow>
      <mrow>
        <mi mathvariant="italic">συνθ</mi>
        <mo stretchy="false">=</mo>
        <mn>.............................</mn>
      </mrow>
      <mi>.</mi>
    </mrow>
    <annotation encoding="StarMath 5.0">συνθ = ..............................</annotation>
  </semantics>
</math>
</file>

<file path=Object 14/content.xml><?xml version="1.0" encoding="utf-8"?>
<math xmlns="http://www.w3.org/1998/Math/MathML" display="block">
  <semantics>
    <mrow>
      <mover accent="true">
        <mi>α</mi>
        <mo stretchy="false">⃗</mo>
      </mover>
      <mo stretchy="false">=</mo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</mrow>
    <annotation encoding="StarMath 5.0">vec α= ( x_1,y_1 )</annotation>
  </semantics>
</math>
</file>

<file path=Object 15/content.xml><?xml version="1.0" encoding="utf-8"?>
<math xmlns="http://www.w3.org/1998/Math/MathML" display="block">
  <semantics>
    <mrow>
      <mover accent="true">
        <mi>β</mi>
        <mo stretchy="false">⃗</mo>
      </mover>
      <mo stretchy="false">=</mo>
      <mrow>
        <mo fence="true" form="prefix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form="postfix" stretchy="false">)</mo>
      </mrow>
    </mrow>
    <annotation encoding="StarMath 5.0">vec β = ( x_2, y_2 )</annotation>
  </semantics>
</math>
</file>

<file path=Object 16/content.xml><?xml version="1.0" encoding="utf-8"?>
<math xmlns="http://www.w3.org/1998/Math/MathML" display="block">
  <semantics>
    <mrow>
      <mover accent="true">
        <mi>α</mi>
        <mo stretchy="false">⃗</mo>
      </mover>
      <mi>,</mi>
      <mrow>
        <mover accent="true">
          <mi>β</mi>
          <mo stretchy="false">⃗</mo>
        </mover>
        <mo stretchy="false">≠</mo>
        <mover accent="true">
          <mn>0</mn>
          <mo stretchy="false">⃗</mo>
        </mover>
      </mrow>
      <mi>,</mi>
    </mrow>
    <annotation encoding="StarMath 5.0">vec α, vec β  &lt;&gt; vec 0, </annotation>
  </semantics>
</math>
</file>

<file path=Object 17/content.xml><?xml version="1.0" encoding="utf-8"?>
<math xmlns="http://www.w3.org/1998/Math/MathML" display="block">
  <semantics>
    <mrow>
      <mi mathvariant="italic">συν</mi>
      <mrow>
        <mrow>
          <mo fence="true" form="prefix" stretchy="false">(</mo>
          <mrow>
            <mrow>
              <mover accent="true">
                <mi>α</mi>
                <mo stretchy="false">⃗</mo>
              </mover>
              <mi>,</mi>
              <mover accent="true">
                <mi>β</mi>
                <mo stretchy="false">⃗</mo>
              </mover>
            </mrow>
          </mrow>
          <mo fence="true" form="postfix" stretchy="false">)</mo>
        </mrow>
        <mo stretchy="false">=</mo>
        <mn>................................</mn>
      </mrow>
      <mi>.</mi>
    </mrow>
    <annotation encoding="StarMath 5.0">συν( vec α, vec β ) = .................................</annotation>
  </semantics>
</math>
</file>

<file path=Object 18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⋅</mo>
        <msub>
          <mi mathvariant="italic">προβ</mi>
          <mover accent="true">
            <mi>α</mi>
            <mo stretchy="false">⃗</mo>
          </mover>
        </msub>
      </mrow>
      <mrow>
        <mover accent="true">
          <mi>ν</mi>
          <mo stretchy="false">⃗</mo>
        </mover>
        <mo stretchy="false">=</mo>
        <mn>.......................</mn>
      </mrow>
      <mi>,</mi>
      <mrow>
        <mover accent="true">
          <mi>α</mi>
          <mo stretchy="false">⃗</mo>
        </mover>
        <mo stretchy="false">≠</mo>
        <mover accent="true">
          <mn>0</mn>
          <mo stretchy="false">⃗</mo>
        </mover>
      </mrow>
    </mrow>
    <annotation encoding="StarMath 5.0">vec α cdot προβ_vec α vec ν = ......................., vec α &lt;&gt; vec 0</annotation>
  </semantics>
</math>
</file>

<file path=Object 19/content.xml><?xml version="1.0" encoding="utf-8"?>
<math xmlns="http://www.w3.org/1998/Math/MathML" display="block">
  <semantics>
    <mrow>
      <mrow>
        <mrow>
          <mover accent="true">
            <mi>α</mi>
            <mo stretchy="false">⃗</mo>
          </mover>
          <mo stretchy="false">⋅</mo>
          <mover accent="true">
            <mi>β</mi>
            <mo stretchy="false">⃗</mo>
          </mover>
        </mrow>
        <mo stretchy="false">=</mo>
        <mrow>
          <mrow>
            <mo fence="true" form="prefix" stretchy="true">|</mo>
            <mrow>
              <mover accent="true">
                <mi>α</mi>
                <mo stretchy="false">⃗</mo>
              </mover>
            </mrow>
            <mo fence="true" form="postfix" stretchy="true">|</mo>
          </mrow>
          <mo stretchy="false">⋅</mo>
          <mrow>
            <mo fence="true" form="prefix" stretchy="true">|</mo>
            <mrow>
              <mover accent="true">
                <mi>β</mi>
                <mo stretchy="false">⃗</mo>
              </mover>
            </mrow>
            <mo fence="true" form="postfix" stretchy="true">|</mo>
          </mrow>
          <mo stretchy="false">⋅</mo>
          <mi mathvariant="italic">συν</mi>
        </mrow>
      </mrow>
      <mrow>
        <mo fence="true" form="prefix" stretchy="false">(</mo>
        <mrow>
          <mrow>
            <mover accent="true">
              <mi>α</mi>
              <mo stretchy="false">⃗</mo>
            </mover>
            <mi>,</mi>
            <mover accent="true">
              <mi>β</mi>
              <mo stretchy="false">⃗</mo>
            </mover>
          </mrow>
        </mrow>
        <mo fence="true" form="postfix" stretchy="false">)</mo>
      </mrow>
      <mi>,</mi>
      <mover accent="true">
        <mi>α</mi>
        <mo stretchy="false">⃗</mo>
      </mover>
      <mi>,</mi>
      <mrow>
        <mover accent="true">
          <mi>β</mi>
          <mo stretchy="false">⃗</mo>
        </mover>
        <mo stretchy="false">≠</mo>
        <mover accent="true">
          <mn>0</mn>
          <mo stretchy="false">⃗</mo>
        </mover>
      </mrow>
    </mrow>
    <annotation encoding="StarMath 5.0">vec α cdot vec β = abs vec α cdot abs vec β cdot συν( vec α,vec β  ) , vec α, vec β &lt;&gt; vec 0</annotation>
  </semantics>
</math>
</file>

<file path=Object 2/content.xml><?xml version="1.0" encoding="utf-8"?>
<math xmlns="http://www.w3.org/1998/Math/MathML" display="block">
  <semantics>
    <mrow>
      <mrow>
        <mrow>
          <mover accent="true">
            <mi>α</mi>
            <mo stretchy="false">⃗</mo>
          </mover>
          <mo stretchy="false">⋅</mo>
          <mover accent="true">
            <mi>β</mi>
            <mo stretchy="false">⃗</mo>
          </mover>
        </mrow>
        <mo stretchy="false">=</mo>
        <mn>.........................................</mn>
      </mrow>
      <mi>.</mi>
    </mrow>
    <annotation encoding="StarMath 5.0">vec { α } cdot vec{ β}= ..........................................</annotation>
  </semantics>
</math>
</file>

<file path=Object 20/content.xml><?xml version="1.0" encoding="utf-8"?>
<math xmlns="http://www.w3.org/1998/Math/MathML" display="block">
  <semantics>
    <mrow>
      <mrow>
        <mrow>
          <mover accent="true">
            <mi>α</mi>
            <mo stretchy="false">⃗</mo>
          </mover>
          <mo stretchy="false">⋅</mo>
          <mover accent="true">
            <mi>β</mi>
            <mo stretchy="false">⃗</mo>
          </mover>
        </mrow>
        <mo stretchy="false">=</mo>
        <mn>0</mn>
      </mrow>
      <mo stretchy="false">⇔</mo>
      <mrow>
        <mover accent="true">
          <mi>α</mi>
          <mo stretchy="false">⃗</mo>
        </mover>
        <mo stretchy="false">=</mo>
        <mover accent="true">
          <mn>0</mn>
          <mo stretchy="false">⃗</mo>
        </mover>
      </mrow>
    </mrow>
    <annotation encoding="StarMath 5.0">vec α cdot vec β = 0 dlrarrow vec α = vec 0  </annotation>
  </semantics>
</math>
</file>

<file path=Object 21/content.xml><?xml version="1.0" encoding="utf-8"?>
<math xmlns="http://www.w3.org/1998/Math/MathML" display="block">
  <semantics>
    <mrow>
      <mover accent="true">
        <mi>β</mi>
        <mo stretchy="false">⃗</mo>
      </mover>
      <mo stretchy="false">=</mo>
      <mover accent="true">
        <mn>0</mn>
        <mo stretchy="false">⃗</mo>
      </mover>
    </mrow>
    <annotation encoding="StarMath 5.0">vec β = vec 0</annotation>
  </semantics>
</math>
</file>

<file path=Object 22/content.xml><?xml version="1.0" encoding="utf-8"?>
<math xmlns="http://www.w3.org/1998/Math/MathML" display="block">
  <semantics>
    <mrow>
      <mover accent="true">
        <mi>α</mi>
        <mo stretchy="false">⃗</mo>
      </mover>
      <mo stretchy="false">↑</mo>
      <mo stretchy="false">↓</mo>
      <mover accent="true">
        <mi>β</mi>
        <mo stretchy="false">⃗</mo>
      </mover>
      <mo stretchy="false">⇔</mo>
      <mrow>
        <mrow>
          <mrow>
            <mover accent="true">
              <mi>α</mi>
              <mo stretchy="false">⃗</mo>
            </mover>
            <mo stretchy="false">⋅</mo>
            <mover accent="true">
              <mi>β</mi>
              <mo stretchy="false">⃗</mo>
            </mover>
          </mrow>
          <mo stretchy="false">+</mo>
          <mrow>
            <mrow>
              <mo fence="true" form="prefix" stretchy="true">|</mo>
              <mrow>
                <mover accent="true">
                  <mi>α</mi>
                  <mo stretchy="false">⃗</mo>
                </mover>
              </mrow>
              <mo fence="true" form="postfix" stretchy="true">|</mo>
            </mrow>
            <mo stretchy="false">⋅</mo>
            <mrow>
              <mo fence="true" form="prefix" stretchy="true">|</mo>
              <mrow>
                <mover accent="true">
                  <mi>β</mi>
                  <mo stretchy="false">⃗</mo>
                </mover>
              </mrow>
              <mo fence="true" form="postfix" stretchy="true">|</mo>
            </mrow>
          </mrow>
        </mrow>
        <mo stretchy="false">=</mo>
        <mn>0</mn>
      </mrow>
    </mrow>
    <annotation encoding="StarMath 5.0">vec α uparrow downarrow vec β dlrarrow vec α cdot vec β + abs vec α cdot abs vec β = 0</annotation>
  </semantics>
</math>
</file>

<file path=Object 23/content.xml><?xml version="1.0" encoding="utf-8"?>
<math xmlns="http://www.w3.org/1998/Math/MathML" display="block">
  <semantics>
    <mrow>
      <mover accent="true">
        <mi>α</mi>
        <mo stretchy="false">⃗</mo>
      </mover>
      <mo stretchy="false">↑</mo>
      <mo stretchy="false">↓</mo>
      <mover accent="true">
        <mi>β</mi>
        <mo stretchy="false">⃗</mo>
      </mover>
      <mo stretchy="false">⇔</mo>
      <mrow>
        <mrow>
          <mover accent="true">
            <mi>α</mi>
            <mo stretchy="false">⃗</mo>
          </mover>
          <mo stretchy="false">⋅</mo>
          <mover accent="true">
            <mi>β</mi>
            <mo stretchy="false">⃗</mo>
          </mover>
        </mrow>
        <mo stretchy="false">=</mo>
        <mn>0</mn>
      </mrow>
    </mrow>
    <annotation encoding="StarMath 5.0">vec α uparrow downarrow vec β dlrarrow vec α cdot vec β =0</annotation>
  </semantics>
</math>
</file>

<file path=Object 24/content.xml><?xml version="1.0" encoding="utf-8"?>
<math xmlns="http://www.w3.org/1998/Math/MathML" display="block">
  <semantics>
    <mrow>
      <msqrt>
        <msup>
          <mover accent="true">
            <mi>α</mi>
            <mo stretchy="false">⃗</mo>
          </mover>
          <mn>2</mn>
        </msup>
      </msqrt>
      <mo stretchy="false">=</mo>
      <mrow>
        <mo fence="true" form="prefix" stretchy="true">|</mo>
        <mrow>
          <mover accent="true">
            <mi>α</mi>
            <mo stretchy="false">⃗</mo>
          </mover>
        </mrow>
        <mo fence="true" form="postfix" stretchy="true">|</mo>
      </mrow>
    </mrow>
    <annotation encoding="StarMath 5.0">sqrt {vec α} ^2 = abs vec α</annotation>
  </semantics>
</math>
</file>

<file path=Object 25/content.xml><?xml version="1.0" encoding="utf-8"?>
<math xmlns="http://www.w3.org/1998/Math/MathML" display="block">
  <semantics>
    <mrow>
      <mover accent="true">
        <mi>α</mi>
        <mo stretchy="false">⃗</mo>
      </mover>
      <mo stretchy="false">=</mo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</mrow>
    <annotation encoding="StarMath 5.0">vec α = ( x_1, y_1 )</annotation>
  </semantics>
</math>
</file>

<file path=Object 26/content.xml><?xml version="1.0" encoding="utf-8"?>
<math xmlns="http://www.w3.org/1998/Math/MathML" display="block">
  <semantics>
    <mrow>
      <mover accent="true">
        <mi>β</mi>
        <mo stretchy="false">⃗</mo>
      </mover>
      <mo stretchy="false">=</mo>
      <mrow>
        <mo fence="true" form="prefix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form="postfix" stretchy="false">)</mo>
      </mrow>
    </mrow>
    <annotation encoding="StarMath 5.0">vec β=( x_2,y_2 ) </annotation>
  </semantics>
</math>
</file>

<file path=Object 27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⋅</mo>
        <mover accent="true">
          <mi>β</mi>
          <mo stretchy="false">⃗</mo>
        </mover>
      </mrow>
      <mo stretchy="false">=</mo>
      <mrow>
        <mrow>
          <msub>
            <mi>x</mi>
            <mn>1</mn>
          </msub>
          <mo stretchy="false">⋅</mo>
          <msub>
            <mi>y</mi>
            <mn>1</mn>
          </msub>
        </mrow>
        <mo stretchy="false">+</mo>
        <mrow>
          <msub>
            <mi>x</mi>
            <mn>2</mn>
          </msub>
          <mo stretchy="false">⋅</mo>
          <msub>
            <mi>y</mi>
            <mn>2</mn>
          </msub>
        </mrow>
      </mrow>
    </mrow>
    <annotation encoding="StarMath 5.0">vec α cdot vec β=x_1 cdot y_1 + x_2 cdot y_2</annotation>
  </semantics>
</math>
</file>

<file path=Object 28/content.xml><?xml version="1.0" encoding="utf-8"?>
<math xmlns="http://www.w3.org/1998/Math/MathML" display="block">
  <semantics>
    <mrow>
      <mi mathvariant="italic">συν</mi>
      <mrow>
        <mrow>
          <mo fence="true" form="prefix" stretchy="false">(</mo>
          <mrow>
            <mrow>
              <mover accent="true">
                <mi>α</mi>
                <mo stretchy="false">⃗</mo>
              </mover>
              <mi>,</mi>
              <mover accent="true">
                <mi>β</mi>
                <mo stretchy="false">⃗</mo>
              </mover>
            </mrow>
          </mrow>
          <mo fence="true" form="postfix" stretchy="false">)</mo>
        </mrow>
        <mo stretchy="false">=</mo>
        <mfrac>
          <mrow>
            <mover accent="true">
              <mi>α</mi>
              <mo stretchy="false">⃗</mo>
            </mover>
            <mo stretchy="false">⋅</mo>
            <mover accent="true">
              <mi>β</mi>
              <mo stretchy="false">⃗</mo>
            </mover>
          </mrow>
          <mrow>
            <mrow>
              <mo fence="true" form="prefix" stretchy="true">|</mo>
              <mrow>
                <mover accent="true">
                  <mi>α</mi>
                  <mo stretchy="false">⃗</mo>
                </mover>
              </mrow>
              <mo fence="true" form="postfix" stretchy="true">|</mo>
            </mrow>
            <mo stretchy="false">⋅</mo>
            <mrow>
              <mo fence="true" form="prefix" stretchy="true">|</mo>
              <mrow>
                <mover accent="true">
                  <mi>β</mi>
                  <mo stretchy="false">⃗</mo>
                </mover>
              </mrow>
              <mo fence="true" form="postfix" stretchy="true">|</mo>
            </mrow>
          </mrow>
        </mfrac>
      </mrow>
    </mrow>
    <annotation encoding="StarMath 5.0">συν( vec α, vec β ) = frac { vec α cdot vec β } { abs vec α cdot abs vec β }</annotation>
  </semantics>
</math>
</file>

<file path=Object 29/content.xml><?xml version="1.0" encoding="utf-8"?>
<math xmlns="http://www.w3.org/1998/Math/MathML" display="block">
  <semantics>
    <mrow>
      <mover accent="true">
        <mi>α</mi>
        <mo stretchy="false">⃗</mo>
      </mover>
      <mi>,</mi>
      <mrow>
        <mover accent="true">
          <mi>β</mi>
          <mo stretchy="false">⃗</mo>
        </mover>
        <mo stretchy="false">≠</mo>
        <mover accent="true">
          <mn>0</mn>
          <mo stretchy="false">⃗</mo>
        </mover>
      </mrow>
    </mrow>
    <annotation encoding="StarMath 5.0">vec α, vec β &lt;&gt; vec  0 </annotation>
  </semantics>
</math>
</file>

<file path=Object 3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⊥</mo>
        <mover accent="true">
          <mi>β</mi>
          <mo stretchy="false">⃗</mo>
        </mover>
      </mrow>
      <mo stretchy="false">⇔</mo>
      <mrow>
        <mrow>
          <mover accent="true">
            <mi>α</mi>
            <mo stretchy="false">⃗</mo>
          </mover>
          <mo stretchy="false">⋅</mo>
          <mover accent="true">
            <mi>β</mi>
            <mo stretchy="false">⃗</mo>
          </mover>
        </mrow>
        <mo stretchy="false">=</mo>
        <mn>......................................</mn>
      </mrow>
    </mrow>
    <annotation encoding="StarMath 5.0">vec { α }  ortho vec{β }    dlrarrow  vec { α } cdot vec { β } = ......................................  </annotation>
  </semantics>
</math>
</file>

<file path=Object 30/content.xml><?xml version="1.0" encoding="utf-8"?>
<math xmlns="http://www.w3.org/1998/Math/MathML" display="block">
  <semantics>
    <mrow>
      <mrow>
        <mrow>
          <mover accent="true">
            <mi>α</mi>
            <mo stretchy="false">⃗</mo>
          </mover>
          <mo stretchy="false">⋅</mo>
          <mover accent="true">
            <mi>ν</mi>
            <mo stretchy="false">⃗</mo>
          </mover>
        </mrow>
        <mo stretchy="false">=</mo>
        <mrow>
          <mover accent="true">
            <mi>α</mi>
            <mo stretchy="false">⃗</mo>
          </mover>
          <mo stretchy="false">⋅</mo>
          <msub>
            <mi mathvariant="italic">προβ</mi>
            <mover accent="true">
              <mi>ν</mi>
              <mo stretchy="false">⃗</mo>
            </mover>
          </msub>
        </mrow>
      </mrow>
      <mover accent="true">
        <mi>α</mi>
        <mo stretchy="false">⃗</mo>
      </mover>
    </mrow>
    <annotation encoding="StarMath 5.0">vec α cdot vec ν = vec α cdot προβ_vec ν vec α</annotation>
  </semantics>
</math>
</file>

<file path=Object 31/content.xml><?xml version="1.0" encoding="utf-8"?>
<math xmlns="http://www.w3.org/1998/Math/MathML" display="block">
  <semantics>
    <mrow>
      <mover accent="true">
        <mi>ν</mi>
        <mo stretchy="false">⃗</mo>
      </mover>
      <mo stretchy="false">≠</mo>
      <mover accent="true">
        <mn>0</mn>
        <mo stretchy="false">⃗</mo>
      </mover>
    </mrow>
    <annotation encoding="StarMath 5.0">vec ν &lt;&gt; vec 0</annotation>
  </semantics>
</math>
</file>

<file path=Object 32/content.xml><?xml version="1.0" encoding="utf-8"?>
<math xmlns="http://www.w3.org/1998/Math/MathML" display="block">
  <semantics>
    <mrow>
      <mover accent="true">
        <mi>α</mi>
        <mo stretchy="false">⃗</mo>
      </mover>
      <mo stretchy="false">⋅</mo>
      <mover accent="true">
        <mi>β</mi>
        <mo stretchy="false">⃗</mo>
      </mover>
    </mrow>
    <annotation encoding="StarMath 5.0">vec α cdot vec β</annotation>
  </semantics>
</math>
</file>

<file path=Object 33/content.xml><?xml version="1.0" encoding="utf-8"?>
<math xmlns="http://www.w3.org/1998/Math/MathML" display="block">
  <semantics>
    <mrow>
      <mrow>
        <mo fence="true" form="prefix" stretchy="false">(</mo>
        <mrow>
          <mrow>
            <mover accent="true">
              <mi>α</mi>
              <mo stretchy="false">⃗</mo>
            </mover>
            <mo stretchy="false">⋅</mo>
            <mover accent="true">
              <mi>β</mi>
              <mo stretchy="false">⃗</mo>
            </mover>
          </mrow>
        </mrow>
        <mo fence="true" form="postfix" stretchy="false">)</mo>
      </mrow>
      <mo stretchy="false">⋅</mo>
      <mover accent="true">
        <mi>γ</mi>
        <mo stretchy="false">⃗</mo>
      </mover>
    </mrow>
    <annotation encoding="StarMath 5.0">(vec α cdot vec β) cdot vec γ</annotation>
  </semantics>
</math>
</file>

<file path=Object 34/content.xml><?xml version="1.0" encoding="utf-8"?>
<math xmlns="http://www.w3.org/1998/Math/MathML" display="block">
  <semantics>
    <mrow>
      <mrow>
        <mo fence="true" form="prefix" stretchy="false">(</mo>
        <mrow>
          <mrow>
            <mi>λ</mi>
            <mover accent="true">
              <mi>α</mi>
              <mo stretchy="false">⃗</mo>
            </mover>
          </mrow>
        </mrow>
        <mo fence="true" form="postfix" stretchy="false">)</mo>
      </mrow>
      <mo stretchy="false">⋅</mo>
      <mover accent="true">
        <mi>β</mi>
        <mo stretchy="false">⃗</mo>
      </mover>
    </mrow>
    <annotation encoding="StarMath 5.0">( λ vec α ) cdot vec β</annotation>
  </semantics>
</math>
</file>

<file path=Object 35/content.xml><?xml version="1.0" encoding="utf-8"?>
<math xmlns="http://www.w3.org/1998/Math/MathML" display="block">
  <semantics>
    <msup>
      <mover accent="true">
        <mi>α</mi>
        <mo stretchy="false">⃗</mo>
      </mover>
      <mn>2</mn>
    </msup>
    <annotation encoding="StarMath 5.0"> { vec α }^2</annotation>
  </semantics>
</math>
</file>

<file path=Object 36/content.xml><?xml version="1.0" encoding="utf-8"?>
<math xmlns="http://www.w3.org/1998/Math/MathML" display="block">
  <semantics>
    <mrow>
      <mover accent="true">
        <mi>α</mi>
        <mo stretchy="false">⃗</mo>
      </mover>
      <mo stretchy="false">⋅</mo>
      <mrow>
        <mo fence="true" form="prefix" stretchy="false">(</mo>
        <mrow>
          <mrow>
            <mover accent="true">
              <mi>β</mi>
              <mo stretchy="false">⃗</mo>
            </mover>
            <mo stretchy="false">+</mo>
            <mover accent="true">
              <mi>γ</mi>
              <mo stretchy="false">⃗</mo>
            </mover>
          </mrow>
        </mrow>
        <mo fence="true" form="postfix" stretchy="false">)</mo>
      </mrow>
    </mrow>
    <annotation encoding="StarMath 5.0">vec α cdot ( vec β + vec γ )</annotation>
  </semantics>
</math>
</file>

<file path=Object 37/content.xml><?xml version="1.0" encoding="utf-8"?>
<math xmlns="http://www.w3.org/1998/Math/MathML" display="block">
  <semantics>
    <mrow>
      <mover accent="true">
        <mi>α</mi>
        <mo stretchy="false">⃗</mo>
      </mover>
      <mi>,</mi>
      <mover accent="true">
        <mi>β</mi>
        <mo stretchy="false">⃗</mo>
      </mover>
    </mrow>
    <annotation encoding="StarMath 5.0">vec α, vec β</annotation>
  </semantics>
</math>
</file>

<file path=Object 38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⋅</mo>
        <mover accent="true">
          <mi>β</mi>
          <mo stretchy="false">⃗</mo>
        </mover>
      </mrow>
      <mo stretchy="false">=</mo>
      <mn>0</mn>
    </mrow>
    <annotation encoding="StarMath 5.0">vec α cdot vec β= 0</annotation>
  </semantics>
</math>
</file>

<file path=Object 39/content.xml><?xml version="1.0" encoding="utf-8"?>
<math xmlns="http://www.w3.org/1998/Math/MathML" display="block">
  <semantics>
    <mrow>
      <mover accent="true">
        <mi>α</mi>
        <mo stretchy="false">⃗</mo>
      </mover>
      <mo stretchy="false">↑</mo>
      <mo stretchy="false">↓</mo>
      <mover accent="true">
        <mi>β</mi>
        <mo stretchy="false">⃗</mo>
      </mover>
    </mrow>
    <annotation encoding="StarMath 5.0">vec α uparrow downarrow vec β</annotation>
  </semantics>
</math>
</file>

<file path=Object 4/content.xml><?xml version="1.0" encoding="utf-8"?>
<math xmlns="http://www.w3.org/1998/Math/MathML" display="block">
  <semantics>
    <mrow>
      <mover accent="true">
        <mi>α</mi>
        <mo stretchy="false">⃗</mo>
      </mover>
      <mo stretchy="false">↑</mo>
      <mo stretchy="false">↑</mo>
      <mover accent="true">
        <mi>β</mi>
        <mo stretchy="false">⃗</mo>
      </mover>
      <mo stretchy="false">⇔</mo>
      <mrow>
        <mrow>
          <mover accent="true">
            <mi>α</mi>
            <mo stretchy="false">⃗</mo>
          </mover>
          <mo stretchy="false">⋅</mo>
          <mover accent="true">
            <mi>β</mi>
            <mo stretchy="false">⃗</mo>
          </mover>
        </mrow>
        <mo stretchy="false">=</mo>
        <mn>.................................</mn>
      </mrow>
    </mrow>
    <annotation encoding="StarMath 5.0">vec α   uparrow uparrow vec β  dlrarrow vec α cdot vec β = ................................. </annotation>
  </semantics>
</math>
</file>

<file path=Object 40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⋅</mo>
        <mover accent="true">
          <mi>β</mi>
          <mo stretchy="false">⃗</mo>
        </mover>
      </mrow>
      <mo stretchy="false">&lt;</mo>
      <mn>0</mn>
    </mrow>
    <annotation encoding="StarMath 5.0">vec α cdot vec β &lt; 0</annotation>
  </semantics>
</math>
</file>

<file path=Object 41/content.xml><?xml version="1.0" encoding="utf-8"?>
<math xmlns="http://www.w3.org/1998/Math/MathML" display="block">
  <semantics>
    <mrow>
      <mover accent="true">
        <mi>α</mi>
        <mo stretchy="false">⃗</mo>
      </mover>
      <mo stretchy="false">↑</mo>
      <mo stretchy="false">↑</mo>
      <mover accent="true">
        <mi>β</mi>
        <mo stretchy="false">⃗</mo>
      </mover>
    </mrow>
    <annotation encoding="StarMath 5.0">vec α uparrow uparrow vec β</annotation>
  </semantics>
</math>
</file>

<file path=Object 42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⋅</mo>
        <mover accent="true">
          <mi>β</mi>
          <mo stretchy="false">⃗</mo>
        </mover>
      </mrow>
      <mo stretchy="false">&gt;</mo>
      <mn>0</mn>
    </mrow>
    <annotation encoding="StarMath 5.0">vec α cdot vec β &gt; 0 </annotation>
  </semantics>
</math>
</file>

<file path=Object 43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⋅</mo>
        <mover accent="true">
          <mi>β</mi>
          <mo stretchy="false">⃗</mo>
        </mover>
      </mrow>
      <mo stretchy="false">=</mo>
      <mrow>
        <mrow>
          <mo fence="true" form="prefix" stretchy="true">|</mo>
          <mrow>
            <mover accent="true">
              <mi>α</mi>
              <mo stretchy="false">⃗</mo>
            </mover>
          </mrow>
          <mo fence="true" form="postfix" stretchy="true">|</mo>
        </mrow>
        <mo stretchy="false">⋅</mo>
        <mrow>
          <mo fence="true" form="prefix" stretchy="true">|</mo>
          <mrow>
            <mover accent="true">
              <mi>β</mi>
              <mo stretchy="false">⃗</mo>
            </mover>
          </mrow>
          <mo fence="true" form="postfix" stretchy="true">|</mo>
        </mrow>
      </mrow>
    </mrow>
    <annotation encoding="StarMath 5.0">vec α cdot vec β = abs vec α cdot abs vec β</annotation>
  </semantics>
</math>
</file>

<file path=Object 44/content.xml><?xml version="1.0" encoding="utf-8"?>
<math xmlns="http://www.w3.org/1998/Math/MathML" display="block">
  <semantics>
    <mrow>
      <mover accent="true">
        <mi>α</mi>
        <mo stretchy="false">⃗</mo>
      </mover>
      <mo stretchy="false">⊥</mo>
      <mover accent="true">
        <mi>β</mi>
        <mo stretchy="false">⃗</mo>
      </mover>
    </mrow>
    <annotation encoding="StarMath 5.0">vec α ortho vec β</annotation>
  </semantics>
</math>
</file>

<file path=Object 45/content.xml><?xml version="1.0" encoding="utf-8"?>
<math xmlns="http://www.w3.org/1998/Math/MathML" display="block">
  <semantics>
    <mrow>
      <mover accent="true">
        <mi>α</mi>
        <mo stretchy="false">⃗</mo>
      </mover>
      <mo stretchy="false">∥</mo>
      <mover accent="true">
        <mi>β</mi>
        <mo stretchy="false">⃗</mo>
      </mover>
    </mrow>
    <annotation encoding="StarMath 5.0">vec α parallel vec β</annotation>
  </semantics>
</math>
</file>

<file path=Object 46/content.xml><?xml version="1.0" encoding="utf-8"?>
<math xmlns="http://www.w3.org/1998/Math/MathML" display="block">
  <semantics>
    <mrow>
      <mrow>
        <mrow>
          <mrow>
            <mo fence="true" form="prefix" stretchy="true">|</mo>
            <mrow>
              <mover accent="true">
                <mi>α</mi>
                <mo stretchy="false">⃗</mo>
              </mover>
            </mrow>
            <mo fence="true" form="postfix" stretchy="true">|</mo>
          </mrow>
          <mo stretchy="false">⋅</mo>
          <mrow>
            <mo fence="true" form="prefix" stretchy="true">|</mo>
            <mrow>
              <mover accent="true">
                <mi>β</mi>
                <mo stretchy="false">⃗</mo>
              </mover>
            </mrow>
            <mo fence="true" form="postfix" stretchy="true">|</mo>
          </mrow>
        </mrow>
        <mo stretchy="false">+</mo>
        <mrow>
          <mover accent="true">
            <mi>α</mi>
            <mo stretchy="false">⃗</mo>
          </mover>
          <mo stretchy="false">⋅</mo>
          <mover accent="true">
            <mi>β</mi>
            <mo stretchy="false">⃗</mo>
          </mover>
        </mrow>
      </mrow>
      <mo stretchy="false">=</mo>
      <mn>0</mn>
    </mrow>
    <annotation encoding="StarMath 5.0">abs vec α cdot abs vec β + vec α cdot vec β = 0</annotation>
  </semantics>
</math>
</file>

<file path=Object 47/content.xml><?xml version="1.0" encoding="utf-8"?>
<math xmlns="http://www.w3.org/1998/Math/MathML" display="block">
  <semantics>
    <mover accent="true">
      <mi>α</mi>
      <mo stretchy="false">⃗</mo>
    </mover>
    <annotation encoding="StarMath 5.0">vec α </annotation>
  </semantics>
</math>
</file>

<file path=Object 48/content.xml><?xml version="1.0" encoding="utf-8"?>
<math xmlns="http://www.w3.org/1998/Math/MathML" display="block">
  <semantics>
    <mrow>
      <mrow>
        <mo fence="true" form="prefix" stretchy="true">|</mo>
        <mrow>
          <mover accent="true">
            <mi>β</mi>
            <mo stretchy="false">⃗</mo>
          </mover>
        </mrow>
        <mo fence="true" form="postfix" stretchy="true">|</mo>
      </mrow>
      <mo stretchy="false">=</mo>
      <mn>2</mn>
    </mrow>
    <annotation encoding="StarMath 5.0">abs vec β =2</annotation>
  </semantics>
</math>
</file>

<file path=Object 49/content.xml><?xml version="1.0" encoding="utf-8"?>
<math xmlns="http://www.w3.org/1998/Math/MathML" display="block">
  <semantics>
    <mrow>
      <mrow>
        <mo fence="true" form="prefix" stretchy="false">(</mo>
        <mrow>
          <mrow>
            <mover accent="true">
              <mi>α</mi>
              <mo stretchy="false">⃗</mo>
            </mover>
            <mi>,</mi>
            <mover accent="true">
              <mi>β</mi>
              <mo stretchy="false">⃗</mo>
            </mover>
          </mrow>
        </mrow>
        <mo fence="true" form="postfix" stretchy="false">)</mo>
      </mrow>
      <mo stretchy="false">=</mo>
      <mfrac>
        <mrow>
          <mn>2</mn>
          <mi>π</mi>
        </mrow>
        <mn>3</mn>
      </mfrac>
    </mrow>
    <annotation encoding="StarMath 5.0">( vec α, vec β ) = frac { 2π } { 3 }</annotation>
  </semantics>
</math>
</file>

<file path=Object 5/content.xml><?xml version="1.0" encoding="utf-8"?>
<math xmlns="http://www.w3.org/1998/Math/MathML" display="block">
  <semantics>
    <mrow>
      <mover accent="true">
        <mi>α</mi>
        <mo stretchy="false">⃗</mo>
      </mover>
      <mo stretchy="false">↑</mo>
      <mo stretchy="false">↓</mo>
      <mover accent="true">
        <mi>β</mi>
        <mo stretchy="false">⃗</mo>
      </mover>
      <mo stretchy="false">⇔</mo>
      <mrow>
        <mrow>
          <mover accent="true">
            <mi>α</mi>
            <mo stretchy="false">⃗</mo>
          </mover>
          <mo stretchy="false">⋅</mo>
          <mover accent="true">
            <mi>β</mi>
            <mo stretchy="false">⃗</mo>
          </mover>
        </mrow>
        <mo stretchy="false">=</mo>
        <mn>................................</mn>
      </mrow>
      <mi>.</mi>
    </mrow>
    <annotation encoding="StarMath 5.0">vec α  uparrow downarrow vec β dlrarrow vec α cdot vec β =.................................</annotation>
  </semantics>
</math>
</file>

<file path=Object 50/content.xml><?xml version="1.0" encoding="utf-8"?>
<math xmlns="http://www.w3.org/1998/Math/MathML" display="block">
  <semantics>
    <mrow>
      <mover accent="true">
        <mi>α</mi>
        <mo stretchy="false">⃗</mo>
      </mover>
      <mo stretchy="false">⋅</mo>
      <mover accent="true">
        <mi>β</mi>
        <mo stretchy="false">⃗</mo>
      </mover>
    </mrow>
    <annotation encoding="StarMath 5.0">vec α cdot vec β</annotation>
  </semantics>
</math>
</file>

<file path=Object 51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over accent="true">
                <mi>α</mi>
                <mo stretchy="false">⃗</mo>
              </mover>
              <mo stretchy="false">−</mo>
              <mn>2</mn>
            </mrow>
            <mover accent="true">
              <mi>β</mi>
              <mo stretchy="false">⃗</mo>
            </mover>
          </mrow>
        </mrow>
        <mo fence="true" form="postfix" stretchy="false">)</mo>
      </mrow>
      <mo stretchy="false">⋅</mo>
      <mrow>
        <mo fence="true" form="prefix" stretchy="false">(</mo>
        <mrow>
          <mrow>
            <mover accent="true">
              <mi>α</mi>
              <mo stretchy="false">⃗</mo>
            </mover>
            <mo stretchy="false">−</mo>
            <mover accent="true">
              <mi>β</mi>
              <mo stretchy="false">⃗</mo>
            </mover>
          </mrow>
        </mrow>
        <mo fence="true" form="postfix" stretchy="false">)</mo>
      </mrow>
    </mrow>
    <annotation encoding="StarMath 5.0">(vec α - 2 vec β) cdot ( vec α - vec β )</annotation>
  </semantics>
</math>
</file>

<file path=Object 52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ver accent="true">
                <mi>α</mi>
                <mo stretchy="false">⃗</mo>
              </mover>
              <mo stretchy="false">−</mo>
              <mn>3</mn>
            </mrow>
            <mover accent="true">
              <mi>β</mi>
              <mo stretchy="false">⃗</mo>
            </mover>
          </mrow>
        </mrow>
        <mo fence="true" form="postfix" stretchy="false">)</mo>
      </mrow>
      <mn>2</mn>
    </msup>
    <annotation encoding="StarMath 5.0">( vec α - 3vec β ) ^2</annotation>
  </semantics>
</math>
</file>

<file path=Object 53/content.xml><?xml version="1.0" encoding="utf-8"?>
<math xmlns="http://www.w3.org/1998/Math/MathML" display="block">
  <semantics>
    <mrow>
      <mrow>
        <mrow>
          <mo fence="true" form="prefix" stretchy="true">|</mo>
          <mrow>
            <mover accent="true">
              <mi>β</mi>
              <mo stretchy="false">⃗</mo>
            </mover>
          </mrow>
          <mo fence="true" form="postfix" stretchy="true">|</mo>
        </mrow>
        <mo stretchy="false">=</mo>
        <mn>2</mn>
      </mrow>
      <mrow>
        <mrow>
          <mo fence="true" form="prefix" stretchy="true">|</mo>
          <mrow>
            <mover accent="true">
              <mi>α</mi>
              <mo stretchy="false">⃗</mo>
            </mover>
          </mrow>
          <mo fence="true" form="postfix" stretchy="true">|</mo>
        </mrow>
        <mo stretchy="false">=</mo>
        <mn>2</mn>
      </mrow>
    </mrow>
    <annotation encoding="StarMath 5.0">abs vec β = 2 abs vec α = 2</annotation>
  </semantics>
</math>
</file>

<file path=Object 54/content.xml><?xml version="1.0" encoding="utf-8"?>
<math xmlns="http://www.w3.org/1998/Math/MathML" display="block">
  <semantics>
    <mrow>
      <mrow>
        <mover accent="true">
          <mi>ν</mi>
          <mo stretchy="false">⃗</mo>
        </mover>
        <mo stretchy="false">=</mo>
        <mrow>
          <mo fence="true" form="prefix" stretchy="false">(</mo>
          <mrow>
            <mrow>
              <mover accent="true">
                <mi>α</mi>
                <mo stretchy="false">⃗</mo>
              </mover>
              <mo stretchy="false">⋅</mo>
              <mover accent="true">
                <mi>β</mi>
                <mo stretchy="false">⃗</mo>
              </mover>
            </mrow>
          </mrow>
          <mo fence="true" form="postfix" stretchy="false">)</mo>
        </mrow>
      </mrow>
      <mrow>
        <mover accent="true">
          <mi>β</mi>
          <mo stretchy="false">⃗</mo>
        </mover>
        <mo stretchy="false">+</mo>
        <mn>2</mn>
      </mrow>
      <mrow>
        <mover accent="true">
          <mi>α</mi>
          <mo stretchy="false">⃗</mo>
        </mover>
        <mo stretchy="false">−</mo>
        <mn>3</mn>
      </mrow>
      <mover accent="true">
        <mi>β</mi>
        <mo stretchy="false">⃗</mo>
      </mover>
      <mi>.</mi>
    </mrow>
    <annotation encoding="StarMath 5.0">vec ν = ( vec α cdot vec β ) vec β +2 vec α -3 vec β.</annotation>
  </semantics>
</math>
</file>

<file path=Object 55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⋅</mo>
        <mover accent="true">
          <mi>β</mi>
          <mo stretchy="false">⃗</mo>
        </mover>
      </mrow>
      <mo stretchy="false">=</mo>
      <mn>1</mn>
    </mrow>
    <annotation encoding="StarMath 5.0">vec α cdot vec β = 1</annotation>
  </semantics>
</math>
</file>

<file path=Object 56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=</mo>
        <mover accent="true">
          <mi>β</mi>
          <mo stretchy="false">⃗</mo>
        </mover>
      </mrow>
      <mi>.</mi>
    </mrow>
    <annotation encoding="StarMath 5.0">vec α = vec β.</annotation>
  </semantics>
</math>
</file>

<file path=Object 57/content.xml><?xml version="1.0" encoding="utf-8"?>
<math xmlns="http://www.w3.org/1998/Math/MathML" display="block">
  <semantics>
    <mrow>
      <mrow>
        <mo fence="true" form="prefix" stretchy="true">|</mo>
        <mrow>
          <mover accent="true">
            <mi>α</mi>
            <mo stretchy="false">⃗</mo>
          </mover>
        </mrow>
        <mo fence="true" form="postfix" stretchy="true">|</mo>
      </mrow>
      <mo stretchy="false">=</mo>
      <mn>1</mn>
    </mrow>
    <annotation encoding="StarMath 5.0">abs vec α =1 </annotation>
  </semantics>
</math>
</file>

<file path=Object 58/content.xml><?xml version="1.0" encoding="utf-8"?>
<math xmlns="http://www.w3.org/1998/Math/MathML" display="block">
  <semantics>
    <mrow>
      <mrow>
        <mo fence="true" form="prefix" stretchy="true">|</mo>
        <mrow>
          <mover accent="true">
            <mi>β</mi>
            <mo stretchy="false">⃗</mo>
          </mover>
        </mrow>
        <mo fence="true" form="postfix" stretchy="true">|</mo>
      </mrow>
      <mo stretchy="false">=</mo>
      <mn>2</mn>
    </mrow>
    <annotation encoding="StarMath 5.0">abs vec β =2 </annotation>
  </semantics>
</math>
</file>

<file path=Object 59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+</mo>
        <mover accent="true">
          <mi>β</mi>
          <mo stretchy="false">⃗</mo>
        </mover>
        <mo stretchy="false">+</mo>
        <mover accent="true">
          <mi>γ</mi>
          <mo stretchy="false">⃗</mo>
        </mover>
      </mrow>
      <mo stretchy="false">=</mo>
      <mover accent="true">
        <mn>0</mn>
        <mo stretchy="false">⃗</mo>
      </mover>
    </mrow>
    <annotation encoding="StarMath 5.0">vec α + vec β + vec γ = vec 0</annotation>
  </semantics>
</math>
</file>

<file path=Object 6/content.xml><?xml version="1.0" encoding="utf-8"?>
<math xmlns="http://www.w3.org/1998/Math/MathML" display="block">
  <semantics>
    <mrow>
      <mrow>
        <mrow>
          <mover accent="true">
            <mi>i</mi>
            <mo stretchy="false">⃗</mo>
          </mover>
          <mo stretchy="false">⋅</mo>
          <mover accent="true">
            <mi>j</mi>
            <mo stretchy="false">⃗</mo>
          </mover>
        </mrow>
        <mo stretchy="false">=</mo>
        <mn>..............</mn>
      </mrow>
      <mi>,</mi>
      <mrow>
        <mover accent="true">
          <msup>
            <mi>i</mi>
            <mn>2</mn>
          </msup>
          <mo stretchy="false">⃗</mo>
        </mover>
        <mo stretchy="false">=</mo>
        <mn>...........</mn>
        <mo stretchy="false">=</mo>
        <mn>..............</mn>
      </mrow>
    </mrow>
    <annotation encoding="StarMath 5.0">vec i cdot vec j =..............,          vec {i ^2}  = ...........=..............  </annotation>
  </semantics>
</math>
</file>

<file path=Object 60/content.xml><?xml version="1.0" encoding="utf-8"?>
<math xmlns="http://www.w3.org/1998/Math/MathML" display="block">
  <semantics>
    <mrow>
      <mo fence="true" form="prefix" stretchy="true">|</mo>
      <mrow>
        <mover accent="true">
          <mi>γ</mi>
          <mo stretchy="false">⃗</mo>
        </mover>
      </mrow>
      <mo fence="true" form="postfix" stretchy="true">|</mo>
    </mrow>
    <annotation encoding="StarMath 5.0">abs vec γ</annotation>
  </semantics>
</math>
</file>

<file path=Object 61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⋅</mo>
        <mover accent="true">
          <mi>γ</mi>
          <mo stretchy="false">⃗</mo>
        </mover>
      </mrow>
      <mo stretchy="false">+</mo>
      <mrow>
        <mover accent="true">
          <mi>β</mi>
          <mo stretchy="false">⃗</mo>
        </mover>
        <mo stretchy="false">⋅</mo>
        <mover accent="true">
          <mi>γ</mi>
          <mo stretchy="false">⃗</mo>
        </mover>
      </mrow>
    </mrow>
    <annotation encoding="StarMath 5.0">vec α cdot vec γ + vec β cdot vec γ </annotation>
  </semantics>
</math>
</file>

<file path=Object 62/content.xml><?xml version="1.0" encoding="utf-8"?>
<math xmlns="http://www.w3.org/1998/Math/MathML" display="block">
  <semantics>
    <mrow>
      <mrow>
        <mrow>
          <mo fence="true" form="prefix" stretchy="true">|</mo>
          <mrow>
            <mover accent="true">
              <mi>α</mi>
              <mo stretchy="false">⃗</mo>
            </mover>
          </mrow>
          <mo fence="true" form="postfix" stretchy="true">|</mo>
        </mrow>
        <mo stretchy="false">=</mo>
        <mrow>
          <msqrt>
            <mn>2</mn>
          </msqrt>
          <mo stretchy="false">⋅</mo>
          <mrow>
            <mo fence="true" form="prefix" stretchy="true">|</mo>
            <mrow>
              <mover accent="true">
                <mi>β</mi>
                <mo stretchy="false">⃗</mo>
              </mover>
            </mrow>
            <mo fence="true" form="postfix" stretchy="true">|</mo>
          </mrow>
        </mrow>
        <mo stretchy="false">=</mo>
        <mn>2</mn>
      </mrow>
      <msqrt>
        <mn>2</mn>
      </msqrt>
    </mrow>
    <annotation encoding="StarMath 5.0">abs vec α = sqrt2 cdot abs vec β= 2 sqrt2</annotation>
  </semantics>
</math>
</file>

<file path=Object 63/content.xml><?xml version="1.0" encoding="utf-8"?>
<math xmlns="http://www.w3.org/1998/Math/MathML" display="block">
  <semantics>
    <mrow>
      <mrow>
        <mo fence="true" form="prefix" stretchy="false">(</mo>
        <mrow>
          <mrow>
            <mover accent="true">
              <mi>α</mi>
              <mo stretchy="false">⃗</mo>
            </mover>
            <mi>,</mi>
            <mover accent="true">
              <mi>β</mi>
              <mo stretchy="false">⃗</mo>
            </mover>
          </mrow>
        </mrow>
        <mo fence="true" form="postfix" stretchy="false">)</mo>
      </mrow>
      <mo stretchy="false">=</mo>
      <mfrac>
        <mi>π</mi>
        <mn>4</mn>
      </mfrac>
    </mrow>
    <annotation encoding="StarMath 5.0">( vec α, vec β ) = frac { π }{ 4 }</annotation>
  </semantics>
</math>
</file>

<file path=Object 64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−</mo>
        <mover accent="true">
          <mi>β</mi>
          <mo stretchy="false">⃗</mo>
        </mover>
      </mrow>
      <mi>,</mi>
      <mover accent="true">
        <mi>β</mi>
        <mo stretchy="false">⃗</mo>
      </mover>
    </mrow>
    <annotation encoding="StarMath 5.0">vec α - vec β, vec β</annotation>
  </semantics>
</math>
</file>

<file path=Object 65/content.xml><?xml version="1.0" encoding="utf-8"?>
<math xmlns="http://www.w3.org/1998/Math/MathML" display="block">
  <semantics>
    <mrow>
      <mrow>
        <mrow>
          <mo fence="true" form="prefix" stretchy="true">|</mo>
          <mrow>
            <mover accent="true">
              <mi>β</mi>
              <mo stretchy="false">⃗</mo>
            </mover>
          </mrow>
          <mo fence="true" form="postfix" stretchy="true">|</mo>
        </mrow>
        <mo stretchy="false">=</mo>
        <mrow>
          <mn>2</mn>
          <mo stretchy="false">⋅</mo>
          <mrow>
            <mo fence="true" form="prefix" stretchy="true">|</mo>
            <mrow>
              <mover accent="true">
                <mi>α</mi>
                <mo stretchy="false">⃗</mo>
              </mover>
            </mrow>
            <mo fence="true" form="postfix" stretchy="true">|</mo>
          </mrow>
        </mrow>
        <mo stretchy="false">=</mo>
        <mn>2</mn>
      </mrow>
      <msqrt>
        <mn>5</mn>
      </msqrt>
      <mi>,</mi>
    </mrow>
    <annotation encoding="StarMath 5.0">abs vec β = 2 cdot abs vec α= 2sqrt5, </annotation>
  </semantics>
</math>
</file>

<file path=Object 66/content.xml><?xml version="1.0" encoding="utf-8"?>
<math xmlns="http://www.w3.org/1998/Math/MathML" display="block">
  <semantics>
    <mrow>
      <mrow>
        <mo fence="true" form="prefix" stretchy="false">(</mo>
        <mrow>
          <mrow>
            <mover accent="true">
              <mi>α</mi>
              <mo stretchy="false">⃗</mo>
            </mover>
            <mi>,</mi>
            <mover accent="true">
              <mi>β</mi>
              <mo stretchy="false">⃗</mo>
            </mover>
          </mrow>
        </mrow>
        <mo fence="true" form="postfix" stretchy="false">)</mo>
      </mrow>
      <mo stretchy="false">=</mo>
      <msup>
        <mn>120</mn>
        <mi>ο</mi>
      </msup>
    </mrow>
    <annotation encoding="StarMath 5.0">( vec α, vec β ) = 120^ο</annotation>
  </semantics>
</math>
</file>

<file path=Object 67/content.xml><?xml version="1.0" encoding="utf-8"?>
<math xmlns="http://www.w3.org/1998/Math/MathML" display="block">
  <semantics>
    <mrow>
      <mrow>
        <mover accent="true">
          <mi>ν</mi>
          <mo stretchy="false">⃗</mo>
        </mover>
        <mo stretchy="false">=</mo>
        <mrow>
          <mrow>
            <mn>2</mn>
            <mo stretchy="false">⋅</mo>
            <mover accent="true">
              <mi>α</mi>
              <mo stretchy="false">⃗</mo>
            </mover>
          </mrow>
          <mo stretchy="false">+</mo>
          <mover accent="true">
            <mi>β</mi>
            <mo stretchy="false">⃗</mo>
          </mover>
        </mrow>
      </mrow>
      <mi>,</mi>
    </mrow>
    <annotation encoding="StarMath 5.0">vec ν = 2 cdot vec α + vec β, </annotation>
  </semantics>
</math>
</file>

<file path=Object 68/content.xml><?xml version="1.0" encoding="utf-8"?>
<math xmlns="http://www.w3.org/1998/Math/MathML" display="block">
  <semantics>
    <mrow>
      <mo fence="true" form="prefix" stretchy="true">|</mo>
      <mrow>
        <mover accent="true">
          <mi>ν</mi>
          <mo stretchy="false">⃗</mo>
        </mover>
      </mrow>
      <mo fence="true" form="postfix" stretchy="true">|</mo>
    </mrow>
    <annotation encoding="StarMath 5.0">abs vec ν</annotation>
  </semantics>
</math>
</file>

<file path=Object 69/content.xml><?xml version="1.0" encoding="utf-8"?>
<math xmlns="http://www.w3.org/1998/Math/MathML" display="block">
  <semantics>
    <mrow>
      <mrow>
        <mo fence="true" form="prefix" stretchy="false">(</mo>
        <mrow>
          <mrow>
            <mover accent="true">
              <mi>α</mi>
              <mo stretchy="false">⃗</mo>
            </mover>
            <mi>,</mi>
            <mover accent="true">
              <mi>ν</mi>
              <mo stretchy="false">⃗</mo>
            </mover>
          </mrow>
        </mrow>
        <mo fence="true" form="postfix" stretchy="false">)</mo>
      </mrow>
      <mi>,</mi>
      <mrow>
        <mo fence="true" form="prefix" stretchy="false">(</mo>
        <mrow>
          <mrow>
            <mover accent="true">
              <mi>ν</mi>
              <mo stretchy="false">⃗</mo>
            </mover>
            <mi>,</mi>
            <mover accent="true">
              <mi>β</mi>
              <mo stretchy="false">⃗</mo>
            </mover>
          </mrow>
        </mrow>
        <mo fence="true" form="postfix" stretchy="false">)</mo>
      </mrow>
    </mrow>
    <annotation encoding="StarMath 5.0">( vec α, vec ν ), ( vec ν, vec β )</annotation>
  </semantics>
</math>
</file>

<file path=Object 7/content.xml><?xml version="1.0" encoding="utf-8"?>
<math xmlns="http://www.w3.org/1998/Math/MathML" display="block">
  <semantics>
    <mrow>
      <mover accent="true">
        <mi>α</mi>
        <mo stretchy="false">⃗</mo>
      </mover>
      <mo stretchy="false">=</mo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</mrow>
    <annotation encoding="StarMath 5.0">vec { α } = ( x_1,y_1 )  </annotation>
  </semantics>
</math>
</file>

<file path=Object 70/content.xml><?xml version="1.0" encoding="utf-8"?>
<math xmlns="http://www.w3.org/1998/Math/MathML" display="block">
  <semantics>
    <mrow>
      <mover accent="true">
        <mi>α</mi>
        <mo stretchy="false">⃗</mo>
      </mover>
      <mi>,</mi>
      <mover accent="true">
        <mi>β</mi>
        <mo stretchy="false">⃗</mo>
      </mover>
    </mrow>
    <annotation encoding="StarMath 5.0">vec α, vec β</annotation>
  </semantics>
</math>
</file>

<file path=Object 71/content.xml><?xml version="1.0" encoding="utf-8"?>
<math xmlns="http://www.w3.org/1998/Math/MathML" display="block">
  <semantics>
    <mrow>
      <mrow>
        <mo fence="true" form="prefix" stretchy="false">(</mo>
        <mrow>
          <mrow>
            <mover accent="true">
              <mi>α</mi>
              <mo stretchy="false">⃗</mo>
            </mover>
            <mi>,</mi>
            <mover accent="true">
              <mi>β</mi>
              <mo stretchy="false">⃗</mo>
            </mover>
          </mrow>
        </mrow>
        <mo fence="true" form="postfix" stretchy="false">)</mo>
      </mrow>
      <mo stretchy="false">=</mo>
      <msup>
        <mn>120</mn>
        <mi>ο</mi>
      </msup>
    </mrow>
    <annotation encoding="StarMath 5.0">( vec α, vec β ) = 120^ο </annotation>
  </semantics>
</math>
</file>

<file path=Object 72/content.xml><?xml version="1.0" encoding="utf-8"?>
<math xmlns="http://www.w3.org/1998/Math/MathML" display="block">
  <semantics>
    <mrow>
      <mrow>
        <mover accent="true">
          <mi>ν</mi>
          <mo stretchy="false">⃗</mo>
        </mover>
        <mo stretchy="false">=</mo>
        <mrow>
          <mover accent="true">
            <mi>α</mi>
            <mo stretchy="false">⃗</mo>
          </mover>
          <mo stretchy="false">−</mo>
          <mover accent="true">
            <mi>β</mi>
            <mo stretchy="false">⃗</mo>
          </mover>
        </mrow>
      </mrow>
      <mi>,</mi>
      <mrow>
        <mover accent="true">
          <mi>u</mi>
          <mo stretchy="false">⃗</mo>
        </mover>
        <mo stretchy="false">=</mo>
        <mn>2</mn>
      </mrow>
      <mrow>
        <mover accent="true">
          <mi>α</mi>
          <mo stretchy="false">⃗</mo>
        </mover>
        <mo stretchy="false">+</mo>
        <mn>4</mn>
      </mrow>
      <mover accent="true">
        <mi>β</mi>
        <mo stretchy="false">⃗</mo>
      </mover>
    </mrow>
    <annotation encoding="StarMath 5.0">vec ν = vec α - vec β, vec u = 2 vec α + 4 vec β </annotation>
  </semantics>
</math>
</file>

<file path=Object 73/content.xml><?xml version="1.0" encoding="utf-8"?>
<math xmlns="http://www.w3.org/1998/Math/MathML" display="block">
  <semantics>
    <mrow>
      <mrow>
        <mrow>
          <mo fence="true" form="prefix" stretchy="true">|</mo>
          <mrow>
            <mover accent="true">
              <mi>α</mi>
              <mo stretchy="false">⃗</mo>
            </mover>
          </mrow>
          <mo fence="true" form="postfix" stretchy="true">|</mo>
        </mrow>
        <mo stretchy="false">=</mo>
        <mn>3</mn>
      </mrow>
      <mi>,</mi>
      <mrow>
        <mrow>
          <mo fence="true" form="prefix" stretchy="true">|</mo>
          <mrow>
            <mover accent="true">
              <mi>β</mi>
              <mo stretchy="false">⃗</mo>
            </mover>
          </mrow>
          <mo fence="true" form="postfix" stretchy="true">|</mo>
        </mrow>
        <mo stretchy="false">=</mo>
        <mrow>
          <mo fence="true" form="prefix" stretchy="true">|</mo>
          <mrow>
            <mover accent="true">
              <mi>γ</mi>
              <mo stretchy="false">⃗</mo>
            </mover>
          </mrow>
          <mo fence="true" form="postfix" stretchy="true">|</mo>
        </mrow>
        <mo stretchy="false">=</mo>
        <mn>1</mn>
      </mrow>
    </mrow>
    <annotation encoding="StarMath 5.0">abs vec α =3, abs vec β=abs vec γ = 1 </annotation>
  </semantics>
</math>
</file>

<file path=Object 74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+</mo>
        <mover accent="true">
          <mi>β</mi>
          <mo stretchy="false">⃗</mo>
        </mover>
        <mo stretchy="false">+</mo>
        <mrow>
          <mn>4</mn>
          <mo stretchy="false">⋅</mo>
          <mover accent="true">
            <mi>γ</mi>
            <mo stretchy="false">⃗</mo>
          </mover>
        </mrow>
      </mrow>
      <mo stretchy="false">=</mo>
      <mover accent="true">
        <mn>0</mn>
        <mo stretchy="false">⃗</mo>
      </mover>
    </mrow>
    <annotation encoding="StarMath 5.0">vec α + vec β + 4 cdot vec γ = vec 0</annotation>
  </semantics>
</math>
</file>

<file path=Object 75/content.xml><?xml version="1.0" encoding="utf-8"?>
<math xmlns="http://www.w3.org/1998/Math/MathML" display="block">
  <semantics>
    <mrow>
      <mover accent="true">
        <mi>α</mi>
        <mo stretchy="false">⃗</mo>
      </mover>
      <mo stretchy="false">⋅</mo>
      <mover accent="true">
        <mi>β</mi>
        <mo stretchy="false">⃗</mo>
      </mover>
    </mrow>
    <annotation encoding="StarMath 5.0">vec α cdot vec β</annotation>
  </semantics>
</math>
</file>

<file path=Object 76/content.xml><?xml version="1.0" encoding="utf-8"?>
<math xmlns="http://www.w3.org/1998/Math/MathML" display="block">
  <semantics>
    <mrow>
      <mover accent="true">
        <mi>α</mi>
        <mo stretchy="false">⃗</mo>
      </mover>
      <mi>,</mi>
      <mover accent="true">
        <mi>β</mi>
        <mo stretchy="false">⃗</mo>
      </mover>
    </mrow>
    <annotation encoding="StarMath 5.0">vec α, vec β</annotation>
  </semantics>
</math>
</file>

<file path=Object 77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=</mo>
        <mn>3</mn>
      </mrow>
      <mover accent="true">
        <mi>β</mi>
        <mo stretchy="false">⃗</mo>
      </mover>
    </mrow>
    <annotation encoding="StarMath 5.0">vec α = 3 vec β</annotation>
  </semantics>
</math>
</file>

<file path=Object 78/content.xml><?xml version="1.0" encoding="utf-8"?>
<math xmlns="http://www.w3.org/1998/Math/MathML" display="block">
  <semantics>
    <mrow>
      <mover accent="true">
        <mi>α</mi>
        <mo stretchy="false">⃗</mo>
      </mover>
      <mi>,</mi>
      <mover accent="true">
        <mi>β</mi>
        <mo stretchy="false">⃗</mo>
      </mover>
    </mrow>
    <annotation encoding="StarMath 5.0">vec α, vec β</annotation>
  </semantics>
</math>
</file>

<file path=Object 79/content.xml><?xml version="1.0" encoding="utf-8"?>
<math xmlns="http://www.w3.org/1998/Math/MathML" display="block">
  <semantics>
    <mrow>
      <mrow>
        <mover accent="true">
          <mi>v</mi>
          <mo stretchy="false">⃗</mo>
        </mover>
        <mo stretchy="false">=</mo>
        <mn>3</mn>
      </mrow>
      <mrow>
        <mover accent="true">
          <mi>α</mi>
          <mo stretchy="false">⃗</mo>
        </mover>
        <mo stretchy="false">+</mo>
        <mn>2</mn>
      </mrow>
      <mover accent="true">
        <mi>β</mi>
        <mo stretchy="false">⃗</mo>
      </mover>
      <mi>,</mi>
      <mrow>
        <mover accent="true">
          <mi>u</mi>
          <mo stretchy="false">⃗</mo>
        </mover>
        <mo stretchy="false">=</mo>
        <mrow>
          <mo stretchy="false">−</mo>
          <mn>7</mn>
        </mrow>
      </mrow>
      <mrow>
        <mover accent="true">
          <mi>α</mi>
          <mo stretchy="false">⃗</mo>
        </mover>
        <mo stretchy="false">+</mo>
        <mn>8</mn>
      </mrow>
      <mover accent="true">
        <mi>β</mi>
        <mo stretchy="false">⃗</mo>
      </mover>
    </mrow>
    <annotation encoding="StarMath 5.0">vec v = 3 vec α + 2 vec β, vec u = -7 vec α + 8 vec β</annotation>
  </semantics>
</math>
</file>

<file path=Object 8/content.xml><?xml version="1.0" encoding="utf-8"?>
<math xmlns="http://www.w3.org/1998/Math/MathML" display="block">
  <semantics>
    <mrow>
      <mover accent="true">
        <mi>β</mi>
        <mo stretchy="false">⃗</mo>
      </mover>
      <mo stretchy="false">=</mo>
      <mrow>
        <mo fence="true" form="prefix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form="postfix" stretchy="false">)</mo>
      </mrow>
    </mrow>
    <annotation encoding="StarMath 5.0">vec β =( x_2,y_2 ) </annotation>
  </semantics>
</math>
</file>

<file path=Object 80/content.xml><?xml version="1.0" encoding="utf-8"?>
<math xmlns="http://www.w3.org/1998/Math/MathML" display="block">
  <semantics>
    <mrow>
      <mover accent="true">
        <mi>α</mi>
        <mo stretchy="false">⃗</mo>
      </mover>
      <mi>,</mi>
      <mover accent="true">
        <mi>β</mi>
        <mo stretchy="false">⃗</mo>
      </mover>
    </mrow>
    <annotation encoding="StarMath 5.0">vec α, vec β </annotation>
  </semantics>
</math>
</file>

<file path=Object 81/content.xml><?xml version="1.0" encoding="utf-8"?>
<math xmlns="http://www.w3.org/1998/Math/MathML" display="block">
  <semantics>
    <mrow>
      <mrow>
        <mrow>
          <mo fence="true" form="prefix" stretchy="true">|</mo>
          <mrow>
            <mover accent="true">
              <mi>α</mi>
              <mo stretchy="false">⃗</mo>
            </mover>
          </mrow>
          <mo fence="true" form="postfix" stretchy="true">|</mo>
        </mrow>
        <mo stretchy="false">=</mo>
        <mn>3</mn>
      </mrow>
      <mi>,</mi>
      <mrow>
        <mrow>
          <mo fence="true" form="prefix" stretchy="true">|</mo>
          <mrow>
            <mover accent="true">
              <mi>β</mi>
              <mo stretchy="false">⃗</mo>
            </mover>
          </mrow>
          <mo fence="true" form="postfix" stretchy="true">|</mo>
        </mrow>
        <mo stretchy="false">=</mo>
        <mn>1</mn>
      </mrow>
    </mrow>
    <annotation encoding="StarMath 5.0">abs vec α =3, abs vec β =1 </annotation>
  </semantics>
</math>
</file>

<file path=Object 82/content.xml><?xml version="1.0" encoding="utf-8"?>
<math xmlns="http://www.w3.org/1998/Math/MathML" display="block">
  <semantics>
    <mrow>
      <mrow>
        <mrow>
          <mo fence="true" form="prefix" stretchy="true">|</mo>
          <mrow>
            <mrow>
              <mover accent="true">
                <mi>α</mi>
                <mo stretchy="false">⃗</mo>
              </mover>
              <mo stretchy="false">−</mo>
              <mover accent="true">
                <mi>b</mi>
                <mo stretchy="false">⃗</mo>
              </mover>
            </mrow>
          </mrow>
          <mo fence="true" form="postfix" stretchy="true">|</mo>
        </mrow>
        <mo stretchy="false">=</mo>
        <mn>2</mn>
      </mrow>
      <mi>,</mi>
    </mrow>
    <annotation encoding="StarMath 5.0">abs {vec α - vec b} =2, </annotation>
  </semantics>
</math>
</file>

<file path=Object 83/content.xml><?xml version="1.0" encoding="utf-8"?>
<math xmlns="http://www.w3.org/1998/Math/MathML" display="block">
  <semantics>
    <mrow>
      <mrow>
        <mover accent="true">
          <mi>v</mi>
          <mo stretchy="false">⃗</mo>
        </mover>
        <mo stretchy="false">=</mo>
        <mrow>
          <mover accent="true">
            <mi>α</mi>
            <mo stretchy="false">⃗</mo>
          </mover>
          <mo stretchy="false">−</mo>
          <mn>2</mn>
        </mrow>
      </mrow>
      <mover accent="true">
        <mi>β</mi>
        <mo stretchy="false">⃗</mo>
      </mover>
      <mi>.</mi>
    </mrow>
    <annotation encoding="StarMath 5.0">vec v = vec α -2 vec β.</annotation>
  </semantics>
</math>
</file>

<file path=Object 84/content.xml><?xml version="1.0" encoding="utf-8"?>
<math xmlns="http://www.w3.org/1998/Math/MathML" display="block">
  <semantics>
    <mrow>
      <mover accent="true">
        <mi>α</mi>
        <mo stretchy="false">⃗</mo>
      </mover>
      <mi>,</mi>
      <mover accent="true">
        <mi>β</mi>
        <mo stretchy="false">⃗</mo>
      </mover>
    </mrow>
    <annotation encoding="StarMath 5.0">vec α, vec β </annotation>
  </semantics>
</math>
</file>

<file path=Object 85/content.xml><?xml version="1.0" encoding="utf-8"?>
<math xmlns="http://www.w3.org/1998/Math/MathML" display="block">
  <semantics>
    <mrow>
      <mrow>
        <mrow>
          <mo fence="true" form="prefix" stretchy="true">|</mo>
          <mrow>
            <mover accent="true">
              <mi>α</mi>
              <mo stretchy="false">⃗</mo>
            </mover>
          </mrow>
          <mo fence="true" form="postfix" stretchy="true">|</mo>
        </mrow>
        <mo stretchy="false">=</mo>
        <mn>1</mn>
      </mrow>
      <mi>,</mi>
      <mrow>
        <mrow>
          <mo fence="true" form="prefix" stretchy="true">|</mo>
          <mrow>
            <mover accent="true">
              <mi>β</mi>
              <mo stretchy="false">⃗</mo>
            </mover>
          </mrow>
          <mo fence="true" form="postfix" stretchy="true">|</mo>
        </mrow>
        <mo stretchy="false">=</mo>
        <mn>1</mn>
      </mrow>
      <mi>,</mi>
      <mrow>
        <mrow>
          <mo fence="true" form="prefix" stretchy="false">(</mo>
          <mrow>
            <mrow>
              <mover accent="true">
                <mi>α</mi>
                <mo stretchy="false">⃗</mo>
              </mover>
              <mi>,</mi>
              <mover accent="true">
                <mi>β</mi>
                <mo stretchy="false">⃗</mo>
              </mover>
            </mrow>
          </mrow>
          <mo fence="true" form="postfix" stretchy="false">)</mo>
        </mrow>
        <mo stretchy="false">=</mo>
        <msup>
          <mn>60</mn>
          <mi>ο</mi>
        </msup>
      </mrow>
    </mrow>
    <annotation encoding="StarMath 5.0">abs vec α =1 , abs vec β =1, ( vec α, vec β ) = 60^ο </annotation>
  </semantics>
</math>
</file>

<file path=Object 86/content.xml><?xml version="1.0" encoding="utf-8"?>
<math xmlns="http://www.w3.org/1998/Math/MathML" display="block">
  <semantics>
    <mrow>
      <mrow>
        <mover accent="true">
          <mi mathvariant="italic">ΑΒ</mi>
          <mo stretchy="false">⃗</mo>
        </mover>
        <mo stretchy="false">=</mo>
        <mrow>
          <mover accent="true">
            <mi>α</mi>
            <mo stretchy="false">⃗</mo>
          </mover>
          <mo stretchy="false">−</mo>
          <mover accent="true">
            <mi>β</mi>
            <mo stretchy="false">⃗</mo>
          </mover>
        </mrow>
      </mrow>
      <mi>,</mi>
      <mrow>
        <mover accent="true">
          <mi mathvariant="italic">ΒΓ</mi>
          <mo stretchy="false">⃗</mo>
        </mover>
        <mo stretchy="false">=</mo>
        <mn>3</mn>
      </mrow>
      <mrow>
        <mover accent="true">
          <mi>α</mi>
          <mo stretchy="false">⃗</mo>
        </mover>
        <mo stretchy="false">+</mo>
        <mover accent="true">
          <mi>β</mi>
          <mo stretchy="false">⃗</mo>
        </mover>
      </mrow>
      <mi>.</mi>
    </mrow>
    <annotation encoding="StarMath 5.0">vec ΑΒ = vec α - vec β , vec ΒΓ = 3vec α + vec β.</annotation>
  </semantics>
</math>
</file>

<file path=Object 87/content.xml><?xml version="1.0" encoding="utf-8"?>
<math xmlns="http://www.w3.org/1998/Math/MathML" display="block">
  <semantics>
    <mrow>
      <mn>3</mn>
      <mrow>
        <mover accent="true">
          <mi>α</mi>
          <mo stretchy="false">⃗</mo>
        </mover>
        <mo stretchy="false">+</mo>
        <mn>2</mn>
      </mrow>
      <mover accent="true">
        <mi>β</mi>
        <mo stretchy="false">⃗</mo>
      </mover>
    </mrow>
    <annotation encoding="StarMath 5.0">3 vec α + 2 vec β</annotation>
  </semantics>
</math>
</file>

<file path=Object 88/content.xml><?xml version="1.0" encoding="utf-8"?>
<math xmlns="http://www.w3.org/1998/Math/MathML" display="block">
  <semantics>
    <mrow>
      <mover accent="true">
        <mi>α</mi>
        <mo stretchy="false">⃗</mo>
      </mover>
      <mo stretchy="false">−</mo>
      <mover accent="true">
        <mi>β</mi>
        <mo stretchy="false">⃗</mo>
      </mover>
    </mrow>
    <annotation encoding="StarMath 5.0">vec α - vec β</annotation>
  </semantics>
</math>
</file>

<file path=Object 89/content.xml><?xml version="1.0" encoding="utf-8"?>
<math xmlns="http://www.w3.org/1998/Math/MathML" display="block">
  <semantics>
    <mrow>
      <mrow>
        <mrow>
          <mo fence="true" form="prefix" stretchy="true">|</mo>
          <mrow>
            <mover accent="true">
              <mi>α</mi>
              <mo stretchy="false">⃗</mo>
            </mover>
          </mrow>
          <mo fence="true" form="postfix" stretchy="true">|</mo>
        </mrow>
        <mo stretchy="false">=</mo>
        <mn>1</mn>
      </mrow>
      <mi>,</mi>
      <mrow>
        <mrow>
          <mo fence="true" form="prefix" stretchy="true">|</mo>
          <mrow>
            <mover accent="true">
              <mi>β</mi>
              <mo stretchy="false">⃗</mo>
            </mover>
          </mrow>
          <mo fence="true" form="postfix" stretchy="true">|</mo>
        </mrow>
        <mo stretchy="false">=</mo>
        <msqrt>
          <mn>2</mn>
        </msqrt>
      </mrow>
    </mrow>
    <annotation encoding="StarMath 5.0">abs vec α=1, abs vec β= sqrt 2</annotation>
  </semantics>
</math>
</file>

<file path=Object 9/content.xml><?xml version="1.0" encoding="utf-8"?>
<math xmlns="http://www.w3.org/1998/Math/MathML" display="block">
  <semantics>
    <mrow>
      <mrow>
        <mrow>
          <mover accent="true">
            <mi>α</mi>
            <mo stretchy="false">⃗</mo>
          </mover>
          <mo stretchy="false">⋅</mo>
          <mover accent="true">
            <mi>β</mi>
            <mo stretchy="false">⃗</mo>
          </mover>
        </mrow>
        <mo stretchy="false">=</mo>
        <mn>...............................</mn>
      </mrow>
      <mi>.</mi>
    </mrow>
    <annotation encoding="StarMath 5.0">vec α cdot vec β = ................................</annotation>
  </semantics>
</math>
</file>

<file path=Object 90/content.xml><?xml version="1.0" encoding="utf-8"?>
<math xmlns="http://www.w3.org/1998/Math/MathML" display="block">
  <semantics>
    <mrow>
      <mrow>
        <mo fence="true" form="prefix" stretchy="false">(</mo>
        <mrow>
          <mrow>
            <mover accent="true">
              <mi>α</mi>
              <mo stretchy="false">⃗</mo>
            </mover>
            <mi>,</mi>
            <mover accent="true">
              <mi>β</mi>
              <mo stretchy="false">⃗</mo>
            </mover>
          </mrow>
        </mrow>
        <mo fence="true" form="postfix" stretchy="false">)</mo>
      </mrow>
      <mo stretchy="false">=</mo>
      <msup>
        <mn>135</mn>
        <mi>ο</mi>
      </msup>
    </mrow>
    <annotation encoding="StarMath 5.0">( vec α, vec β ) = 135^ο</annotation>
  </semantics>
</math>
</file>

<file path=Object 91/content.xml><?xml version="1.0" encoding="utf-8"?>
<math xmlns="http://www.w3.org/1998/Math/MathML" display="block">
  <semantics>
    <mrow>
      <mover accent="true">
        <mi>α</mi>
        <mo stretchy="false">⃗</mo>
      </mover>
      <mo stretchy="false">=</mo>
      <mrow>
        <mo fence="true" form="prefix" stretchy="false">(</mo>
        <mrow>
          <mrow>
            <mo stretchy="false">−</mo>
            <mn>1,2</mn>
          </mrow>
        </mrow>
        <mo fence="true" form="postfix" stretchy="false">)</mo>
      </mrow>
    </mrow>
    <annotation encoding="StarMath 5.0">vec α = ( -1,2 )</annotation>
  </semantics>
</math>
</file>

<file path=Object 92/content.xml><?xml version="1.0" encoding="utf-8"?>
<math xmlns="http://www.w3.org/1998/Math/MathML" display="block">
  <semantics>
    <mrow>
      <mover accent="true">
        <mi>β</mi>
        <mo stretchy="false">⃗</mo>
      </mover>
      <mo stretchy="false">=</mo>
      <mrow>
        <mo fence="true" form="prefix" stretchy="false">(</mo>
        <mrow>
          <mn>1,3</mn>
        </mrow>
        <mo fence="true" form="postfix" stretchy="false">)</mo>
      </mrow>
    </mrow>
    <annotation encoding="StarMath 5.0">vec β = ( 1,3 )</annotation>
  </semantics>
</math>
</file>

<file path=Object 93/content.xml><?xml version="1.0" encoding="utf-8"?>
<math xmlns="http://www.w3.org/1998/Math/MathML" display="block">
  <semantics>
    <mrow>
      <mover accent="true">
        <mi>α</mi>
        <mo stretchy="false">⃗</mo>
      </mover>
      <mo stretchy="false">⋅</mo>
      <mover accent="true">
        <mi>β</mi>
        <mo stretchy="false">⃗</mo>
      </mover>
    </mrow>
    <annotation encoding="StarMath 5.0">vec α cdot vec β</annotation>
  </semantics>
</math>
</file>

<file path=Object 94/content.xml><?xml version="1.0" encoding="utf-8"?>
<math xmlns="http://www.w3.org/1998/Math/MathML" display="block">
  <semantics>
    <mrow>
      <mrow>
        <mo fence="true" form="prefix" stretchy="false">(</mo>
        <mrow>
          <mrow>
            <mo stretchy="false">−</mo>
            <mover accent="true">
              <mi>α</mi>
              <mo stretchy="false">⃗</mo>
            </mover>
          </mrow>
        </mrow>
        <mo fence="true" form="postfix" stretchy="false">)</mo>
      </mrow>
      <mo stretchy="false">⋅</mo>
      <mrow>
        <mo fence="true" form="prefix" stretchy="false">(</mo>
        <mrow>
          <mrow>
            <mn>2</mn>
            <mover accent="true">
              <mi>β</mi>
              <mo stretchy="false">⃗</mo>
            </mover>
          </mrow>
        </mrow>
        <mo fence="true" form="postfix" stretchy="false">)</mo>
      </mrow>
    </mrow>
    <annotation encoding="StarMath 5.0">( - vec α )cdot ( 2 vec β )</annotation>
  </semantics>
</math>
</file>

<file path=Object 95/content.xml><?xml version="1.0" encoding="utf-8"?>
<math xmlns="http://www.w3.org/1998/Math/MathML" display="block">
  <semantics>
    <msup>
      <mover accent="true">
        <mi>α</mi>
        <mo stretchy="false">⃗</mo>
      </mover>
      <mn>2</mn>
    </msup>
    <annotation encoding="StarMath 5.0">{vec α}^2</annotation>
  </semantics>
</math>
</file>

<file path=Object 96/content.xml><?xml version="1.0" encoding="utf-8"?>
<math xmlns="http://www.w3.org/1998/Math/MathML" display="block">
  <semantics>
    <mrow>
      <mrow>
        <mo fence="true" form="prefix" stretchy="false">(</mo>
        <mrow>
          <mrow>
            <mover accent="true">
              <mi>α</mi>
              <mo stretchy="false">⃗</mo>
            </mover>
            <mo stretchy="false">−</mo>
            <mover accent="true">
              <mi>β</mi>
              <mo stretchy="false">⃗</mo>
            </mover>
          </mrow>
        </mrow>
        <mo fence="true" form="postfix" stretchy="false">)</mo>
      </mrow>
      <mo stretchy="false">⋅</mo>
      <mrow>
        <mo fence="true" form="prefix" stretchy="false">(</mo>
        <mrow>
          <mrow>
            <mrow>
              <mover accent="true">
                <mi>α</mi>
                <mo stretchy="false">⃗</mo>
              </mover>
              <mo stretchy="false">+</mo>
              <mn>2</mn>
            </mrow>
            <mover accent="true">
              <mi>β</mi>
              <mo stretchy="false">⃗</mo>
            </mover>
          </mrow>
        </mrow>
        <mo fence="true" form="postfix" stretchy="false">)</mo>
      </mrow>
    </mrow>
    <annotation encoding="StarMath 5.0">( vec α - vec β )cdot( vec α + 2 vec β )</annotation>
  </semantics>
</math>
</file>

<file path=Object 97/content.xml><?xml version="1.0" encoding="utf-8"?>
<math xmlns="http://www.w3.org/1998/Math/MathML" display="block">
  <semantics>
    <mrow>
      <mover accent="true">
        <mi>α</mi>
        <mo stretchy="false">⃗</mo>
      </mover>
      <mo stretchy="false">=</mo>
      <mrow>
        <mo fence="true" form="prefix" stretchy="false">(</mo>
        <mrow>
          <mrow>
            <mn>3</mn>
            <mrow>
              <mi>,</mi>
              <mo stretchy="false">−</mo>
              <mn>4</mn>
            </mrow>
          </mrow>
        </mrow>
        <mo fence="true" form="postfix" stretchy="false">)</mo>
      </mrow>
    </mrow>
    <annotation encoding="StarMath 5.0">vec α = ( 3,-4 )</annotation>
  </semantics>
</math>
</file>

<file path=Object 98/content.xml><?xml version="1.0" encoding="utf-8"?>
<math xmlns="http://www.w3.org/1998/Math/MathML" display="block">
  <semantics>
    <mrow>
      <mrow>
        <mover accent="true">
          <mi>β</mi>
          <mo stretchy="false">⃗</mo>
        </mover>
        <mo stretchy="false">=</mo>
        <mfrac>
          <mn>1</mn>
          <mn>7</mn>
        </mfrac>
      </mrow>
      <mrow>
        <mover accent="true">
          <mi>i</mi>
          <mo stretchy="false">⃗</mo>
        </mover>
        <mo stretchy="false">+</mo>
        <mover accent="true">
          <mi>j</mi>
          <mo stretchy="false">⃗</mo>
        </mover>
      </mrow>
    </mrow>
    <annotation encoding="StarMath 5.0">vec β = frac { 1 }{ 7 } vec i + vec j</annotation>
  </semantics>
</math>
</file>

<file path=Object 99/content.xml><?xml version="1.0" encoding="utf-8"?>
<math xmlns="http://www.w3.org/1998/Math/MathML" display="block">
  <semantics>
    <mrow>
      <mover accent="true">
        <mi>α</mi>
        <mo stretchy="false">⃗</mo>
      </mover>
      <mi>,</mi>
      <mover accent="true">
        <mi>β</mi>
        <mo stretchy="false">⃗</mo>
      </mover>
      <mi>.</mi>
    </mrow>
    <annotation encoding="StarMath 5.0">vec α, vec β.</annotation>
  </semantics>
</math>
</file>